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3.93mm" svg:height="198.95mm" svg:x="124.65mm" svg:y="6.37mm">
            <loext:p draw:notify-on-update-of-ranges="Sheet1.A1:Sheet1.A1 Sheet1.A2:Sheet1.A102 Sheet1.B1:Sheet1.B1 Sheet1.B2:Sheet1.B102 Sheet1.A1:Sheet1.A1 Sheet1.A2:Sheet1.A102 Sheet1.C1:Sheet1.C1 Sheet1.C2:Sheet1.C102 Sheet1.A1:Sheet1.A1 Sheet1.A2:Sheet1.A102 Sheet1.D1:Sheet1.D1 Sheet1.D2:Sheet1.D102 Sheet1.A1:Sheet1.A1 Sheet1.A2:Sheet1.A102 Sheet1.E1:Sheet1.E1 Sheet1.E2:Sheet1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with noise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+ low pass</text:p>
          </table:table-cell>
          <table:table-cell table:number-columns-repeated="2"/>
          <table:table-cell office:value-type="string" calcext:value-type="string">
            <text:p>amplitu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w pass time 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gh pass time con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I$1]*SIN([.A2]*2*PI()/20)" office:value-type="float" office:value="0" calcext:value-type="float">
            <text:p>0</text:p>
          </table:table-cell>
          <table:table-cell table:formula="of:=[.B2]+(0.5-RAND())*[.$L$1]" office:value-type="float" office:value="0.415190473421083" calcext:value-type="float">
            <text:p>0.4151904734</text:p>
          </table:table-cell>
          <table:table-cell table:formula="of:=[.C2]" office:value-type="float" office:value="0.415190473421083" calcext:value-type="float">
            <text:p>0.4151904734</text:p>
          </table:table-cell>
          <table:table-cell table:formula="of:=[.C2]" office:value-type="float" office:value="0.415190473421083" calcext:value-type="float">
            <text:p>0.4151904734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$I$1]*SIN([.A3]*2*PI()/20)" office:value-type="float" office:value="0.309016994374947" calcext:value-type="float">
            <text:p>0.3090169944</text:p>
          </table:table-cell>
          <table:table-cell table:formula="of:=[.B3]+(0.5-RAND())*[.$L$1]" office:value-type="float" office:value="0.625508250835584" calcext:value-type="float">
            <text:p>0.6255082508</text:p>
          </table:table-cell>
          <table:table-cell table:formula="of:=([.$R$1]/([.$R$1]+1))*([.D2]+[.C3]-[.C2])" office:value-type="float" office:value="0.500406600668467" calcext:value-type="float">
            <text:p>0.5004066007</text:p>
          </table:table-cell>
          <table:table-cell table:formula="of:=[.D3]/([.$O$1]+1)+[.E2]*(1-[.$O$1]/([.$O$1]+1))" office:value-type="float" office:value="0.18311941481791" calcext:value-type="float">
            <text:p>0.1831194148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$I$1]*SIN([.A4]*2*PI()/20)" office:value-type="float" office:value="0.587785252292473" calcext:value-type="float">
            <text:p>0.5877852523</text:p>
          </table:table-cell>
          <table:table-cell table:formula="of:=[.B4]+(0.5-RAND())*[.$L$1]" office:value-type="float" office:value="0.995717260491981" calcext:value-type="float">
            <text:p>0.9957172605</text:p>
          </table:table-cell>
          <table:table-cell table:formula="of:=([.$R$1]/([.$R$1]+1))*([.D3]+[.C4]-[.C3])" office:value-type="float" office:value="0.696492488259892" calcext:value-type="float">
            <text:p>0.6964924883</text:p>
          </table:table-cell>
          <table:table-cell table:formula="of:=[.D4]/([.$O$1]+1)+[.E3]*(1-[.$O$1]/([.$O$1]+1))" office:value-type="float" office:value="0.17592238061556" calcext:value-type="float">
            <text:p>0.1759223806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$I$1]*SIN([.A5]*2*PI()/20)" office:value-type="float" office:value="0.809016994374947" calcext:value-type="float">
            <text:p>0.8090169944</text:p>
          </table:table-cell>
          <table:table-cell table:formula="of:=[.B5]+(0.5-RAND())*[.$L$1]" office:value-type="float" office:value="0.344784587485295" calcext:value-type="float">
            <text:p>0.3447845875</text:p>
          </table:table-cell>
          <table:table-cell table:formula="of:=([.$R$1]/([.$R$1]+1))*([.D4]+[.C5]-[.C4])" office:value-type="float" office:value="0.0364478522025642" calcext:value-type="float">
            <text:p>0.0364478522</text:p>
          </table:table-cell>
          <table:table-cell table:formula="of:=[.D5]/([.$O$1]+1)+[.E4]*(1-[.$O$1]/([.$O$1]+1))" office:value-type="float" office:value="0.0424740465636249" calcext:value-type="float">
            <text:p>0.0424740466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$I$1]*SIN([.A6]*2*PI()/20)" office:value-type="float" office:value="0.951056516295153" calcext:value-type="float">
            <text:p>0.9510565163</text:p>
          </table:table-cell>
          <table:table-cell table:formula="of:=[.B6]+(0.5-RAND())*[.$L$1]" office:value-type="float" office:value="0.918740555833515" calcext:value-type="float">
            <text:p>0.9187405558</text:p>
          </table:table-cell>
          <table:table-cell table:formula="of:=([.$R$1]/([.$R$1]+1))*([.D5]+[.C6]-[.C5])" office:value-type="float" office:value="0.488323056440628" calcext:value-type="float">
            <text:p>0.4883230564</text:p>
          </table:table-cell>
          <table:table-cell table:formula="of:=[.D6]/([.$O$1]+1)+[.E5]*(1-[.$O$1]/([.$O$1]+1))" office:value-type="float" office:value="0.106159420600851" calcext:value-type="float">
            <text:p>0.1061594206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$I$1]*SIN([.A7]*2*PI()/20)" office:value-type="float" office:value="1" calcext:value-type="float">
            <text:p>1</text:p>
          </table:table-cell>
          <table:table-cell table:formula="of:=[.B7]+(0.5-RAND())*[.$L$1]" office:value-type="float" office:value="0.564192390276906" calcext:value-type="float">
            <text:p>0.5641923903</text:p>
          </table:table-cell>
          <table:table-cell table:formula="of:=([.$R$1]/([.$R$1]+1))*([.D6]+[.C7]-[.C6])" office:value-type="float" office:value="0.107019912707214" calcext:value-type="float">
            <text:p>0.1070199127</text:p>
          </table:table-cell>
          <table:table-cell table:formula="of:=[.D7]/([.$O$1]+1)+[.E6]*(1-[.$O$1]/([.$O$1]+1))" office:value-type="float" office:value="0.042635866661613" calcext:value-type="float">
            <text:p>0.0426358667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$I$1]*SIN([.A8]*2*PI()/20)" office:value-type="float" office:value="0.951056516295154" calcext:value-type="float">
            <text:p>0.9510565163</text:p>
          </table:table-cell>
          <table:table-cell table:formula="of:=[.B8]+(0.5-RAND())*[.$L$1]" office:value-type="float" office:value="1.32754742719876" calcext:value-type="float">
            <text:p>1.3275474272</text:p>
          </table:table-cell>
          <table:table-cell table:formula="of:=([.$R$1]/([.$R$1]+1))*([.D7]+[.C8]-[.C7])" office:value-type="float" office:value="0.696299959703256" calcext:value-type="float">
            <text:p>0.6962999597</text:p>
          </table:table-cell>
          <table:table-cell table:formula="of:=[.D8]/([.$O$1]+1)+[.E7]*(1-[.$O$1]/([.$O$1]+1))" office:value-type="float" office:value="0.147787165272974" calcext:value-type="float">
            <text:p>0.1477871653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$I$1]*SIN([.A9]*2*PI()/20)" office:value-type="float" office:value="0.809016994374947" calcext:value-type="float">
            <text:p>0.8090169944</text:p>
          </table:table-cell>
          <table:table-cell table:formula="of:=[.B9]+(0.5-RAND())*[.$L$1]" office:value-type="float" office:value="0.949072026181985" calcext:value-type="float">
            <text:p>0.9490720262</text:p>
          </table:table-cell>
          <table:table-cell table:formula="of:=([.$R$1]/([.$R$1]+1))*([.D8]+[.C9]-[.C8])" office:value-type="float" office:value="0.254259646949184" calcext:value-type="float">
            <text:p>0.2542596469</text:p>
          </table:table-cell>
          <table:table-cell table:formula="of:=[.D9]/([.$O$1]+1)+[.E8]*(1-[.$O$1]/([.$O$1]+1))" office:value-type="float" office:value="0.0804093624444316" calcext:value-type="float">
            <text:p>0.0804093624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$I$1]*SIN([.A10]*2*PI()/20)" office:value-type="float" office:value="0.587785252292473" calcext:value-type="float">
            <text:p>0.5877852523</text:p>
          </table:table-cell>
          <table:table-cell table:formula="of:=[.B10]+(0.5-RAND())*[.$L$1]" office:value-type="float" office:value="0.702072569414666" calcext:value-type="float">
            <text:p>0.7020725694</text:p>
          </table:table-cell>
          <table:table-cell table:formula="of:=([.$R$1]/([.$R$1]+1))*([.D9]+[.C10]-[.C9])" office:value-type="float" office:value="0.00580815214549197" calcext:value-type="float">
            <text:p>0.0058081521</text:p>
          </table:table-cell>
          <table:table-cell table:formula="of:=[.D10]/([.$O$1]+1)+[.E9]*(1-[.$O$1]/([.$O$1]+1))" office:value-type="float" office:value="0.0172435029179847" calcext:value-type="float">
            <text:p>0.0172435029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$I$1]*SIN([.A11]*2*PI()/20)" office:value-type="float" office:value="0.309016994374947" calcext:value-type="float">
            <text:p>0.3090169944</text:p>
          </table:table-cell>
          <table:table-cell table:formula="of:=[.B11]+(0.5-RAND())*[.$L$1]" office:value-type="float" office:value="0.6015757618291" calcext:value-type="float">
            <text:p>0.6015757618</text:p>
          </table:table-cell>
          <table:table-cell table:formula="of:=([.$R$1]/([.$R$1]+1))*([.D10]+[.C11]-[.C10])" office:value-type="float" office:value="-0.0757509243520593" calcext:value-type="float">
            <text:p>-0.0757509244</text:p>
          </table:table-cell>
          <table:table-cell table:formula="of:=[.D11]/([.$O$1]+1)+[.E10]*(1-[.$O$1]/([.$O$1]+1))" office:value-type="float" office:value="-0.0117014842868149" calcext:value-type="float">
            <text:p>-0.0117014843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$I$1]*SIN([.A12]*2*PI()/20)" office:value-type="float" office:value="1.22464679914735E-016" calcext:value-type="float">
            <text:p>1.22464679914735E-16</text:p>
          </table:table-cell>
          <table:table-cell table:formula="of:=[.B12]+(0.5-RAND())*[.$L$1]" office:value-type="float" office:value="-0.397840117315028" calcext:value-type="float">
            <text:p>-0.3978401173</text:p>
          </table:table-cell>
          <table:table-cell table:formula="of:=([.$R$1]/([.$R$1]+1))*([.D11]+[.C12]-[.C11])" office:value-type="float" office:value="-0.86013344279695" calcext:value-type="float">
            <text:p>-0.8601334428</text:p>
          </table:table-cell>
          <table:table-cell table:formula="of:=[.D12]/([.$O$1]+1)+[.E11]*(1-[.$O$1]/([.$O$1]+1))" office:value-type="float" office:value="-0.174366985416753" calcext:value-type="float">
            <text:p>-0.1743669854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$I$1]*SIN([.A13]*2*PI()/20)" office:value-type="float" office:value="-0.309016994374947" calcext:value-type="float">
            <text:p>-0.3090169944</text:p>
          </table:table-cell>
          <table:table-cell table:formula="of:=[.B13]+(0.5-RAND())*[.$L$1]" office:value-type="float" office:value="-0.512004387263083" calcext:value-type="float">
            <text:p>-0.5120043873</text:p>
          </table:table-cell>
          <table:table-cell table:formula="of:=([.$R$1]/([.$R$1]+1))*([.D12]+[.C13]-[.C12])" office:value-type="float" office:value="-0.779438170196003" calcext:value-type="float">
            <text:p>-0.7794381702</text:p>
          </table:table-cell>
          <table:table-cell table:formula="of:=[.D13]/([.$O$1]+1)+[.E12]*(1-[.$O$1]/([.$O$1]+1))" office:value-type="float" office:value="-0.190761031122551" calcext:value-type="float">
            <text:p>-0.190761031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$I$1]*SIN([.A14]*2*PI()/20)" office:value-type="float" office:value="-0.587785252292473" calcext:value-type="float">
            <text:p>-0.5877852523</text:p>
          </table:table-cell>
          <table:table-cell table:formula="of:=[.B14]+(0.5-RAND())*[.$L$1]" office:value-type="float" office:value="-0.127060386187612" calcext:value-type="float">
            <text:p>-0.1270603862</text:p>
          </table:table-cell>
          <table:table-cell table:formula="of:=([.$R$1]/([.$R$1]+1))*([.D13]+[.C14]-[.C13])" office:value-type="float" office:value="-0.315595335296426" calcext:value-type="float">
            <text:p>-0.3155953353</text:p>
          </table:table-cell>
          <table:table-cell table:formula="of:=[.D14]/([.$O$1]+1)+[.E13]*(1-[.$O$1]/([.$O$1]+1))" office:value-type="float" office:value="-0.101271273283796" calcext:value-type="float">
            <text:p>-0.1012712733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$I$1]*SIN([.A15]*2*PI()/20)" office:value-type="float" office:value="-0.809016994374947" calcext:value-type="float">
            <text:p>-0.8090169944</text:p>
          </table:table-cell>
          <table:table-cell table:formula="of:=[.B15]+(0.5-RAND())*[.$L$1]" office:value-type="float" office:value="-1.24528491710743" calcext:value-type="float">
            <text:p>-1.2452849171</text:p>
          </table:table-cell>
          <table:table-cell table:formula="of:=([.$R$1]/([.$R$1]+1))*([.D14]+[.C15]-[.C14])" office:value-type="float" office:value="-1.14705589297299" calcext:value-type="float">
            <text:p>-1.147055893</text:p>
          </table:table-cell>
          <table:table-cell table:formula="of:=[.D15]/([.$O$1]+1)+[.E14]*(1-[.$O$1]/([.$O$1]+1))" office:value-type="float" office:value="-0.249665433251358" calcext:value-type="float">
            <text:p>-0.249665433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$I$1]*SIN([.A16]*2*PI()/20)" office:value-type="float" office:value="-0.951056516295153" calcext:value-type="float">
            <text:p>-0.9510565163</text:p>
          </table:table-cell>
          <table:table-cell table:formula="of:=[.B16]+(0.5-RAND())*[.$L$1]" office:value-type="float" office:value="-0.615442435297895" calcext:value-type="float">
            <text:p>-0.6154424353</text:p>
          </table:table-cell>
          <table:table-cell table:formula="of:=([.$R$1]/([.$R$1]+1))*([.D15]+[.C16]-[.C15])" office:value-type="float" office:value="-0.413770728930768" calcext:value-type="float">
            <text:p>-0.4137707289</text:p>
          </table:table-cell>
          <table:table-cell table:formula="of:=[.D16]/([.$O$1]+1)+[.E15]*(1-[.$O$1]/([.$O$1]+1))" office:value-type="float" office:value="-0.132687232436425" calcext:value-type="float">
            <text:p>-0.132687232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$I$1]*SIN([.A17]*2*PI()/20)" office:value-type="float" office:value="-1" calcext:value-type="float">
            <text:p>-1</text:p>
          </table:table-cell>
          <table:table-cell table:formula="of:=[.B17]+(0.5-RAND())*[.$L$1]" office:value-type="float" office:value="-1.19629698666252" calcext:value-type="float">
            <text:p>-1.1962969867</text:p>
          </table:table-cell>
          <table:table-cell table:formula="of:=([.$R$1]/([.$R$1]+1))*([.D16]+[.C17]-[.C16])" office:value-type="float" office:value="-0.795700224236315" calcext:value-type="float">
            <text:p>-0.7957002242</text:p>
          </table:table-cell>
          <table:table-cell table:formula="of:=[.D17]/([.$O$1]+1)+[.E16]*(1-[.$O$1]/([.$O$1]+1))" office:value-type="float" office:value="-0.185677491334548" calcext:value-type="float">
            <text:p>-0.1856774913</text:p>
          </table:table-cell>
          <table:table-cell table:number-columns-repeated="1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$I$1]*SIN([.A18]*2*PI()/20)" office:value-type="float" office:value="-0.951056516295154" calcext:value-type="float">
            <text:p>-0.9510565163</text:p>
          </table:table-cell>
          <table:table-cell table:formula="of:=[.B18]+(0.5-RAND())*[.$L$1]" office:value-type="float" office:value="-0.810222236580106" calcext:value-type="float">
            <text:p>-0.8102222366</text:p>
          </table:table-cell>
          <table:table-cell table:formula="of:=([.$R$1]/([.$R$1]+1))*([.D17]+[.C18]-[.C17])" office:value-type="float" office:value="-0.327700379323121" calcext:value-type="float">
            <text:p>-0.3277003793</text:p>
          </table:table-cell>
          <table:table-cell table:formula="of:=[.D18]/([.$O$1]+1)+[.E17]*(1-[.$O$1]/([.$O$1]+1))" office:value-type="float" office:value="-0.102675574131534" calcext:value-type="float">
            <text:p>-0.1026755741</text:p>
          </table:table-cell>
          <table:table-cell table:number-columns-repeated="1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$I$1]*SIN([.A19]*2*PI()/20)" office:value-type="float" office:value="-0.809016994374947" calcext:value-type="float">
            <text:p>-0.8090169944</text:p>
          </table:table-cell>
          <table:table-cell table:formula="of:=[.B19]+(0.5-RAND())*[.$L$1]" office:value-type="float" office:value="-0.990324221721069" calcext:value-type="float">
            <text:p>-0.9903242217</text:p>
          </table:table-cell>
          <table:table-cell table:formula="of:=([.$R$1]/([.$R$1]+1))*([.D18]+[.C19]-[.C18])" office:value-type="float" office:value="-0.406241891571267" calcext:value-type="float">
            <text:p>-0.4062418916</text:p>
          </table:table-cell>
          <table:table-cell table:formula="of:=[.D19]/([.$O$1]+1)+[.E18]*(1-[.$O$1]/([.$O$1]+1))" office:value-type="float" office:value="-0.10178349314056" calcext:value-type="float">
            <text:p>-0.1017834931</text:p>
          </table:table-cell>
          <table:table-cell table:number-columns-repeated="1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$I$1]*SIN([.A20]*2*PI()/20)" office:value-type="float" office:value="-0.587785252292473" calcext:value-type="float">
            <text:p>-0.5877852523</text:p>
          </table:table-cell>
          <table:table-cell table:formula="of:=[.B20]+(0.5-RAND())*[.$L$1]" office:value-type="float" office:value="-0.861810112508282" calcext:value-type="float">
            <text:p>-0.8618101125</text:p>
          </table:table-cell>
          <table:table-cell table:formula="of:=([.$R$1]/([.$R$1]+1))*([.D19]+[.C20]-[.C19])" office:value-type="float" office:value="-0.222182225886785" calcext:value-type="float">
            <text:p>-0.2221822259</text:p>
          </table:table-cell>
          <table:table-cell table:formula="of:=[.D20]/([.$O$1]+1)+[.E19]*(1-[.$O$1]/([.$O$1]+1))" office:value-type="float" office:value="-0.0647931438054689" calcext:value-type="float">
            <text:p>-0.0647931438</text:p>
          </table:table-cell>
          <table:table-cell table:number-columns-repeated="1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$I$1]*SIN([.A21]*2*PI()/20)" office:value-type="float" office:value="-0.309016994374948" calcext:value-type="float">
            <text:p>-0.3090169944</text:p>
          </table:table-cell>
          <table:table-cell table:formula="of:=[.B21]+(0.5-RAND())*[.$L$1]" office:value-type="float" office:value="-0.594444003659534" calcext:value-type="float">
            <text:p>-0.5944440037</text:p>
          </table:table-cell>
          <table:table-cell table:formula="of:=([.$R$1]/([.$R$1]+1))*([.D20]+[.C21]-[.C20])" office:value-type="float" office:value="0.0361471063695713" calcext:value-type="float">
            <text:p>0.0361471064</text:p>
          </table:table-cell>
          <table:table-cell table:formula="of:=[.D21]/([.$O$1]+1)+[.E20]*(1-[.$O$1]/([.$O$1]+1))" office:value-type="float" office:value="-0.00572920748717953" calcext:value-type="float">
            <text:p>-0.0057292075</text:p>
          </table:table-cell>
          <table:table-cell table:number-columns-repeated="1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$I$1]*SIN([.A22]*2*PI()/20)" office:value-type="float" office:value="-2.44929359829471E-016" calcext:value-type="float">
            <text:p>-2.44929359829471E-16</text:p>
          </table:table-cell>
          <table:table-cell table:formula="of:=[.B22]+(0.5-RAND())*[.$L$1]" office:value-type="float" office:value="-0.499073428687382" calcext:value-type="float">
            <text:p>-0.4990734287</text:p>
          </table:table-cell>
          <table:table-cell table:formula="of:=([.$R$1]/([.$R$1]+1))*([.D21]+[.C22]-[.C21])" office:value-type="float" office:value="0.105214145073378" calcext:value-type="float">
            <text:p>0.1052141451</text:p>
          </table:table-cell>
          <table:table-cell table:formula="of:=[.D22]/([.$O$1]+1)+[.E21]*(1-[.$O$1]/([.$O$1]+1))" office:value-type="float" office:value="0.0198969875172397" calcext:value-type="float">
            <text:p>0.0198969875</text:p>
          </table:table-cell>
          <table:table-cell table:number-columns-repeated="1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$I$1]*SIN([.A23]*2*PI()/20)" office:value-type="float" office:value="0.309016994374947" calcext:value-type="float">
            <text:p>0.3090169944</text:p>
          </table:table-cell>
          <table:table-cell table:formula="of:=[.B23]+(0.5-RAND())*[.$L$1]" office:value-type="float" office:value="-0.0152787121364316" calcext:value-type="float">
            <text:p>-0.0152787121</text:p>
          </table:table-cell>
          <table:table-cell table:formula="of:=([.$R$1]/([.$R$1]+1))*([.D22]+[.C23]-[.C22])" office:value-type="float" office:value="0.471207089299463" calcext:value-type="float">
            <text:p>0.4712070893</text:p>
          </table:table-cell>
          <table:table-cell table:formula="of:=[.D23]/([.$O$1]+1)+[.E22]*(1-[.$O$1]/([.$O$1]+1))" office:value-type="float" office:value="0.0982208153633406" calcext:value-type="float">
            <text:p>0.0982208154</text:p>
          </table:table-cell>
          <table:table-cell table:number-columns-repeated="1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$I$1]*SIN([.A24]*2*PI()/20)" office:value-type="float" office:value="0.587785252292472" calcext:value-type="float">
            <text:p>0.5877852523</text:p>
          </table:table-cell>
          <table:table-cell table:formula="of:=[.B24]+(0.5-RAND())*[.$L$1]" office:value-type="float" office:value="0.330068304873626" calcext:value-type="float">
            <text:p>0.3300683049</text:p>
          </table:table-cell>
          <table:table-cell table:formula="of:=([.$R$1]/([.$R$1]+1))*([.D23]+[.C24]-[.C23])" office:value-type="float" office:value="0.653243285047616" calcext:value-type="float">
            <text:p>0.653243285</text:p>
          </table:table-cell>
          <table:table-cell table:formula="of:=[.D24]/([.$O$1]+1)+[.E23]*(1-[.$O$1]/([.$O$1]+1))" office:value-type="float" office:value="0.150292820082191" calcext:value-type="float">
            <text:p>0.1502928201</text:p>
          </table:table-cell>
          <table:table-cell table:number-columns-repeated="1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$I$1]*SIN([.A25]*2*PI()/20)" office:value-type="float" office:value="0.809016994374947" calcext:value-type="float">
            <text:p>0.8090169944</text:p>
          </table:table-cell>
          <table:table-cell table:formula="of:=[.B25]+(0.5-RAND())*[.$L$1]" office:value-type="float" office:value="1.28001936134664" calcext:value-type="float">
            <text:p>1.2800193613</text:p>
          </table:table-cell>
          <table:table-cell table:formula="of:=([.$R$1]/([.$R$1]+1))*([.D24]+[.C25]-[.C24])" office:value-type="float" office:value="1.2825554732165" calcext:value-type="float">
            <text:p>1.2825554732</text:p>
          </table:table-cell>
          <table:table-cell table:formula="of:=[.D25]/([.$O$1]+1)+[.E24]*(1-[.$O$1]/([.$O$1]+1))" office:value-type="float" office:value="0.286569658659739" calcext:value-type="float">
            <text:p>0.2865696587</text:p>
          </table:table-cell>
          <table:table-cell table:number-columns-repeated="1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$I$1]*SIN([.A26]*2*PI()/20)" office:value-type="float" office:value="0.951056516295153" calcext:value-type="float">
            <text:p>0.9510565163</text:p>
          </table:table-cell>
          <table:table-cell table:formula="of:=[.B26]+(0.5-RAND())*[.$L$1]" office:value-type="float" office:value="0.488782938750232" calcext:value-type="float">
            <text:p>0.4887829388</text:p>
          </table:table-cell>
          <table:table-cell table:formula="of:=([.$R$1]/([.$R$1]+1))*([.D25]+[.C26]-[.C25])" office:value-type="float" office:value="0.393055240496077" calcext:value-type="float">
            <text:p>0.3930552405</text:p>
          </table:table-cell>
          <table:table-cell table:formula="of:=[.D26]/([.$O$1]+1)+[.E25]*(1-[.$O$1]/([.$O$1]+1))" office:value-type="float" office:value="0.135924979831163" calcext:value-type="float">
            <text:p>0.1359249798</text:p>
          </table:table-cell>
          <table:table-cell table:number-columns-repeated="1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$I$1]*SIN([.A27]*2*PI()/20)" office:value-type="float" office:value="1" calcext:value-type="float">
            <text:p>1</text:p>
          </table:table-cell>
          <table:table-cell table:formula="of:=[.B27]+(0.5-RAND())*[.$L$1]" office:value-type="float" office:value="0.55079645963515" calcext:value-type="float">
            <text:p>0.5507964596</text:p>
          </table:table-cell>
          <table:table-cell table:formula="of:=([.$R$1]/([.$R$1]+1))*([.D26]+[.C27]-[.C26])" office:value-type="float" office:value="0.364055009104797" calcext:value-type="float">
            <text:p>0.3640550091</text:p>
          </table:table-cell>
          <table:table-cell table:formula="of:=[.D27]/([.$O$1]+1)+[.E26]*(1-[.$O$1]/([.$O$1]+1))" office:value-type="float" office:value="0.099995997787192" calcext:value-type="float">
            <text:p>0.0999959978</text:p>
          </table:table-cell>
          <table:table-cell table:number-columns-repeated="1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$I$1]*SIN([.A28]*2*PI()/20)" office:value-type="float" office:value="0.951056516295154" calcext:value-type="float">
            <text:p>0.9510565163</text:p>
          </table:table-cell>
          <table:table-cell table:formula="of:=[.B28]+(0.5-RAND())*[.$L$1]" office:value-type="float" office:value="0.494361240897834" calcext:value-type="float">
            <text:p>0.4943612409</text:p>
          </table:table-cell>
          <table:table-cell table:formula="of:=([.$R$1]/([.$R$1]+1))*([.D27]+[.C28]-[.C27])" office:value-type="float" office:value="0.246095832293984" calcext:value-type="float">
            <text:p>0.2460958323</text:p>
          </table:table-cell>
          <table:table-cell table:formula="of:=[.D28]/([.$O$1]+1)+[.E27]*(1-[.$O$1]/([.$O$1]+1))" office:value-type="float" office:value="0.0692183660162352" calcext:value-type="float">
            <text:p>0.069218366</text:p>
          </table:table-cell>
          <table:table-cell table:number-columns-repeated="1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$I$1]*SIN([.A29]*2*PI()/20)" office:value-type="float" office:value="0.809016994374948" calcext:value-type="float">
            <text:p>0.8090169944</text:p>
          </table:table-cell>
          <table:table-cell table:formula="of:=[.B29]+(0.5-RAND())*[.$L$1]" office:value-type="float" office:value="0.79116991846038" calcext:value-type="float">
            <text:p>0.7911699185</text:p>
          </table:table-cell>
          <table:table-cell table:formula="of:=([.$R$1]/([.$R$1]+1))*([.D28]+[.C29]-[.C28])" office:value-type="float" office:value="0.434323607885224" calcext:value-type="float">
            <text:p>0.4343236079</text:p>
          </table:table-cell>
          <table:table-cell table:formula="of:=[.D29]/([.$O$1]+1)+[.E28]*(1-[.$O$1]/([.$O$1]+1))" office:value-type="float" office:value="0.100708394780292" calcext:value-type="float">
            <text:p>0.1007083948</text:p>
          </table:table-cell>
          <table:table-cell table:number-columns-repeated="1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$I$1]*SIN([.A30]*2*PI()/20)" office:value-type="float" office:value="0.587785252292473" calcext:value-type="float">
            <text:p>0.5877852523</text:p>
          </table:table-cell>
          <table:table-cell table:formula="of:=[.B30]+(0.5-RAND())*[.$L$1]" office:value-type="float" office:value="0.294819551846818" calcext:value-type="float">
            <text:p>0.2948195518</text:p>
          </table:table-cell>
          <table:table-cell table:formula="of:=([.$R$1]/([.$R$1]+1))*([.D29]+[.C30]-[.C29])" office:value-type="float" office:value="-0.0496214069826705" calcext:value-type="float">
            <text:p>-0.049621407</text:p>
          </table:table-cell>
          <table:table-cell table:formula="of:=[.D30]/([.$O$1]+1)+[.E29]*(1-[.$O$1]/([.$O$1]+1))" office:value-type="float" office:value="0.0102173975595243" calcext:value-type="float">
            <text:p>0.0102173976</text:p>
          </table:table-cell>
          <table:table-cell table:number-columns-repeated="1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$I$1]*SIN([.A31]*2*PI()/20)" office:value-type="float" office:value="0.309016994374948" calcext:value-type="float">
            <text:p>0.3090169944</text:p>
          </table:table-cell>
          <table:table-cell table:formula="of:=[.B31]+(0.5-RAND())*[.$L$1]" office:value-type="float" office:value="0.0408870048721359" calcext:value-type="float">
            <text:p>0.0408870049</text:p>
          </table:table-cell>
          <table:table-cell table:formula="of:=([.$R$1]/([.$R$1]+1))*([.D30]+[.C31]-[.C30])" office:value-type="float" office:value="-0.242843163165882" calcext:value-type="float">
            <text:p>-0.2428431632</text:p>
          </table:table-cell>
          <table:table-cell table:formula="of:=[.D31]/([.$O$1]+1)+[.E30]*(1-[.$O$1]/([.$O$1]+1))" office:value-type="float" office:value="-0.0465251531212715" calcext:value-type="float">
            <text:p>-0.0465251531</text:p>
          </table:table-cell>
          <table:table-cell table:number-columns-repeated="1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$I$1]*SIN([.A32]*2*PI()/20)" office:value-type="float" office:value="3.67394039744206E-016" calcext:value-type="float">
            <text:p>3.67394039744206E-16</text:p>
          </table:table-cell>
          <table:table-cell table:formula="of:=[.B32]+(0.5-RAND())*[.$L$1]" office:value-type="float" office:value="-0.466599560111444" calcext:value-type="float">
            <text:p>-0.4665995601</text:p>
          </table:table-cell>
          <table:table-cell table:formula="of:=([.$R$1]/([.$R$1]+1))*([.D31]+[.C32]-[.C31])" office:value-type="float" office:value="-0.60026378251957" calcext:value-type="float">
            <text:p>-0.6002637825</text:p>
          </table:table-cell>
          <table:table-cell table:formula="of:=[.D32]/([.$O$1]+1)+[.E31]*(1-[.$O$1]/([.$O$1]+1))" office:value-type="float" office:value="-0.129357787128168" calcext:value-type="float">
            <text:p>-0.1293577871</text:p>
          </table:table-cell>
          <table:table-cell table:number-columns-repeated="1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$I$1]*SIN([.A33]*2*PI()/20)" office:value-type="float" office:value="-0.309016994374947" calcext:value-type="float">
            <text:p>-0.3090169944</text:p>
          </table:table-cell>
          <table:table-cell table:formula="of:=[.B33]+(0.5-RAND())*[.$L$1]" office:value-type="float" office:value="-0.620962757034695" calcext:value-type="float">
            <text:p>-0.620962757</text:p>
          </table:table-cell>
          <table:table-cell table:formula="of:=([.$R$1]/([.$R$1]+1))*([.D32]+[.C33]-[.C32])" office:value-type="float" office:value="-0.603701583554257" calcext:value-type="float">
            <text:p>-0.6037015836</text:p>
          </table:table-cell>
          <table:table-cell table:formula="of:=[.D33]/([.$O$1]+1)+[.E32]*(1-[.$O$1]/([.$O$1]+1))" office:value-type="float" office:value="-0.146611874136485" calcext:value-type="float">
            <text:p>-0.1466118741</text:p>
          </table:table-cell>
          <table:table-cell table:number-columns-repeated="1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$I$1]*SIN([.A34]*2*PI()/20)" office:value-type="float" office:value="-0.587785252292473" calcext:value-type="float">
            <text:p>-0.5877852523</text:p>
          </table:table-cell>
          <table:table-cell table:formula="of:=[.B34]+(0.5-RAND())*[.$L$1]" office:value-type="float" office:value="-0.661864724175195" calcext:value-type="float">
            <text:p>-0.6618647242</text:p>
          </table:table-cell>
          <table:table-cell table:formula="of:=([.$R$1]/([.$R$1]+1))*([.D33]+[.C34]-[.C33])" office:value-type="float" office:value="-0.515682840555805" calcext:value-type="float">
            <text:p>-0.5156828406</text:p>
          </table:table-cell>
          <table:table-cell table:formula="of:=[.D34]/([.$O$1]+1)+[.E33]*(1-[.$O$1]/([.$O$1]+1))" office:value-type="float" office:value="-0.132458942938458" calcext:value-type="float">
            <text:p>-0.1324589429</text:p>
          </table:table-cell>
          <table:table-cell table:number-columns-repeated="1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$I$1]*SIN([.A35]*2*PI()/20)" office:value-type="float" office:value="-0.809016994374947" calcext:value-type="float">
            <text:p>-0.8090169944</text:p>
          </table:table-cell>
          <table:table-cell table:formula="of:=[.B35]+(0.5-RAND())*[.$L$1]" office:value-type="float" office:value="-0.348949360374182" calcext:value-type="float">
            <text:p>-0.3489493604</text:p>
          </table:table-cell>
          <table:table-cell table:formula="of:=([.$R$1]/([.$R$1]+1))*([.D34]+[.C35]-[.C34])" office:value-type="float" office:value="-0.162213981403834" calcext:value-type="float">
            <text:p>-0.1622139814</text:p>
          </table:table-cell>
          <table:table-cell table:formula="of:=[.D35]/([.$O$1]+1)+[.E34]*(1-[.$O$1]/([.$O$1]+1))" office:value-type="float" office:value="-0.0589345848684584" calcext:value-type="float">
            <text:p>-0.0589345849</text:p>
          </table:table-cell>
          <table:table-cell table:number-columns-repeated="1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$I$1]*SIN([.A36]*2*PI()/20)" office:value-type="float" office:value="-0.951056516295153" calcext:value-type="float">
            <text:p>-0.9510565163</text:p>
          </table:table-cell>
          <table:table-cell table:formula="of:=[.B36]+(0.5-RAND())*[.$L$1]" office:value-type="float" office:value="-1.14146693612882" calcext:value-type="float">
            <text:p>-1.1414669361</text:p>
          </table:table-cell>
          <table:table-cell table:formula="of:=([.$R$1]/([.$R$1]+1))*([.D35]+[.C36]-[.C35])" office:value-type="float" office:value="-0.763785245726779" calcext:value-type="float">
            <text:p>-0.7637852457</text:p>
          </table:table-cell>
          <table:table-cell table:formula="of:=[.D36]/([.$O$1]+1)+[.E35]*(1-[.$O$1]/([.$O$1]+1))" office:value-type="float" office:value="-0.164543966119048" calcext:value-type="float">
            <text:p>-0.1645439661</text:p>
          </table:table-cell>
          <table:table-cell table:number-columns-repeated="1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$I$1]*SIN([.A37]*2*PI()/20)" office:value-type="float" office:value="-1" calcext:value-type="float">
            <text:p>-1</text:p>
          </table:table-cell>
          <table:table-cell table:formula="of:=[.B37]+(0.5-RAND())*[.$L$1]" office:value-type="float" office:value="-1.49398199195072" calcext:value-type="float">
            <text:p>-1.493981992</text:p>
          </table:table-cell>
          <table:table-cell table:formula="of:=([.$R$1]/([.$R$1]+1))*([.D36]+[.C37]-[.C36])" office:value-type="float" office:value="-0.893040241238943" calcext:value-type="float">
            <text:p>-0.8930402412</text:p>
          </table:table-cell>
          <table:table-cell table:formula="of:=[.D37]/([.$O$1]+1)+[.E36]*(1-[.$O$1]/([.$O$1]+1))" office:value-type="float" office:value="-0.211516841471598" calcext:value-type="float">
            <text:p>-0.2115168415</text:p>
          </table:table-cell>
          <table:table-cell table:number-columns-repeated="1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$I$1]*SIN([.A38]*2*PI()/20)" office:value-type="float" office:value="-0.951056516295154" calcext:value-type="float">
            <text:p>-0.9510565163</text:p>
          </table:table-cell>
          <table:table-cell table:formula="of:=[.B38]+(0.5-RAND())*[.$L$1]" office:value-type="float" office:value="-1.35082080813728" calcext:value-type="float">
            <text:p>-1.3508208081</text:p>
          </table:table-cell>
          <table:table-cell table:formula="of:=([.$R$1]/([.$R$1]+1))*([.D37]+[.C38]-[.C37])" office:value-type="float" office:value="-0.599903245940401" calcext:value-type="float">
            <text:p>-0.5999032459</text:p>
          </table:table-cell>
          <table:table-cell table:formula="of:=[.D38]/([.$O$1]+1)+[.E37]*(1-[.$O$1]/([.$O$1]+1))" office:value-type="float" office:value="-0.1622840174824" calcext:value-type="float">
            <text:p>-0.1622840175</text:p>
          </table:table-cell>
          <table:table-cell table:number-columns-repeated="1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$I$1]*SIN([.A39]*2*PI()/20)" office:value-type="float" office:value="-0.809016994374948" calcext:value-type="float">
            <text:p>-0.8090169944</text:p>
          </table:table-cell>
          <table:table-cell table:formula="of:=[.B39]+(0.5-RAND())*[.$L$1]" office:value-type="float" office:value="-0.971577612216387" calcext:value-type="float">
            <text:p>-0.9715776122</text:p>
          </table:table-cell>
          <table:table-cell table:formula="of:=([.$R$1]/([.$R$1]+1))*([.D38]+[.C39]-[.C38])" office:value-type="float" office:value="-0.176528040015606" calcext:value-type="float">
            <text:p>-0.17652804</text:p>
          </table:table-cell>
          <table:table-cell table:formula="of:=[.D39]/([.$O$1]+1)+[.E38]*(1-[.$O$1]/([.$O$1]+1))" office:value-type="float" office:value="-0.0677624114996012" calcext:value-type="float">
            <text:p>-0.0677624115</text:p>
          </table:table-cell>
          <table:table-cell table:number-columns-repeated="1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$I$1]*SIN([.A40]*2*PI()/20)" office:value-type="float" office:value="-0.587785252292473" calcext:value-type="float">
            <text:p>-0.5877852523</text:p>
          </table:table-cell>
          <table:table-cell table:formula="of:=[.B40]+(0.5-RAND())*[.$L$1]" office:value-type="float" office:value="-0.109760258285726" calcext:value-type="float">
            <text:p>-0.1097602583</text:p>
          </table:table-cell>
          <table:table-cell table:formula="of:=([.$R$1]/([.$R$1]+1))*([.D39]+[.C40]-[.C39])" office:value-type="float" office:value="0.548231451132043" calcext:value-type="float">
            <text:p>0.5482314511</text:p>
          </table:table-cell>
          <table:table-cell table:formula="of:=[.D40]/([.$O$1]+1)+[.E39]*(1-[.$O$1]/([.$O$1]+1))" office:value-type="float" office:value="0.0960938079264885" calcext:value-type="float">
            <text:p>0.0960938079</text:p>
          </table:table-cell>
          <table:table-cell table:number-columns-repeated="1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$I$1]*SIN([.A41]*2*PI()/20)" office:value-type="float" office:value="-0.309016994374948" calcext:value-type="float">
            <text:p>-0.3090169944</text:p>
          </table:table-cell>
          <table:table-cell table:formula="of:=[.B41]+(0.5-RAND())*[.$L$1]" office:value-type="float" office:value="-0.359983742075844" calcext:value-type="float">
            <text:p>-0.3599837421</text:p>
          </table:table-cell>
          <table:table-cell table:formula="of:=([.$R$1]/([.$R$1]+1))*([.D40]+[.C41]-[.C40])" office:value-type="float" office:value="0.238406373873541" calcext:value-type="float">
            <text:p>0.2384063739</text:p>
          </table:table-cell>
          <table:table-cell table:formula="of:=[.D41]/([.$O$1]+1)+[.E40]*(1-[.$O$1]/([.$O$1]+1))" office:value-type="float" office:value="0.0669000363600058" calcext:value-type="float">
            <text:p>0.0669000364</text:p>
          </table:table-cell>
          <table:table-cell table:number-columns-repeated="1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$I$1]*SIN([.A42]*2*PI()/20)" office:value-type="float" office:value="-4.89858719658941E-016" calcext:value-type="float">
            <text:p>-4.89858719658941E-16</text:p>
          </table:table-cell>
          <table:table-cell table:formula="of:=[.B42]+(0.5-RAND())*[.$L$1]" office:value-type="float" office:value="0.372602430266445" calcext:value-type="float">
            <text:p>0.3726024303</text:p>
          </table:table-cell>
          <table:table-cell table:formula="of:=([.$R$1]/([.$R$1]+1))*([.D41]+[.C42]-[.C41])" office:value-type="float" office:value="0.776794036972663" calcext:value-type="float">
            <text:p>0.776794037</text:p>
          </table:table-cell>
          <table:table-cell table:formula="of:=[.D42]/([.$O$1]+1)+[.E41]*(1-[.$O$1]/([.$O$1]+1))" office:value-type="float" office:value="0.168738814666534" calcext:value-type="float">
            <text:p>0.1687388147</text:p>
          </table:table-cell>
          <table:table-cell table:number-columns-repeated="1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$I$1]*SIN([.A43]*2*PI()/20)" office:value-type="float" office:value="0.309016994374945" calcext:value-type="float">
            <text:p>0.3090169944</text:p>
          </table:table-cell>
          <table:table-cell table:formula="of:=[.B43]+(0.5-RAND())*[.$L$1]" office:value-type="float" office:value="0.0574013394896016" calcext:value-type="float">
            <text:p>0.0574013395</text:p>
          </table:table-cell>
          <table:table-cell table:formula="of:=([.$R$1]/([.$R$1]+1))*([.D42]+[.C43]-[.C42])" office:value-type="float" office:value="0.369274356956656" calcext:value-type="float">
            <text:p>0.369274357</text:p>
          </table:table-cell>
          <table:table-cell table:formula="of:=[.D43]/([.$O$1]+1)+[.E42]*(1-[.$O$1]/([.$O$1]+1))" office:value-type="float" office:value="0.107602634324638" calcext:value-type="float">
            <text:p>0.10760263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$I$1]*SIN([.A44]*2*PI()/20)" office:value-type="float" office:value="0.587785252292473" calcext:value-type="float">
            <text:p>0.5877852523</text:p>
          </table:table-cell>
          <table:table-cell table:formula="of:=[.B44]+(0.5-RAND())*[.$L$1]" office:value-type="float" office:value="0.11106067360597" calcext:value-type="float">
            <text:p>0.1110606736</text:p>
          </table:table-cell>
          <table:table-cell table:formula="of:=([.$R$1]/([.$R$1]+1))*([.D43]+[.C44]-[.C43])" office:value-type="float" office:value="0.33834695285842" calcext:value-type="float">
            <text:p>0.3383469529</text:p>
          </table:table-cell>
          <table:table-cell table:formula="of:=[.D44]/([.$O$1]+1)+[.E43]*(1-[.$O$1]/([.$O$1]+1))" office:value-type="float" office:value="0.0891899174366116" calcext:value-type="float">
            <text:p>0.089189917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$I$1]*SIN([.A45]*2*PI()/20)" office:value-type="float" office:value="0.809016994374947" calcext:value-type="float">
            <text:p>0.8090169944</text:p>
          </table:table-cell>
          <table:table-cell table:formula="of:=[.B45]+(0.5-RAND())*[.$L$1]" office:value-type="float" office:value="0.846810857303788" calcext:value-type="float">
            <text:p>0.8468108573</text:p>
          </table:table-cell>
          <table:table-cell table:formula="of:=([.$R$1]/([.$R$1]+1))*([.D44]+[.C45]-[.C44])" office:value-type="float" office:value="0.85927770924499" calcext:value-type="float">
            <text:p>0.8592777092</text:p>
          </table:table-cell>
          <table:table-cell table:formula="of:=[.D45]/([.$O$1]+1)+[.E44]*(1-[.$O$1]/([.$O$1]+1))" office:value-type="float" office:value="0.18969352533632" calcext:value-type="float">
            <text:p>0.1896935253</text:p>
          </table:table-cell>
          <table:table-cell table:number-columns-repeated="1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$I$1]*SIN([.A46]*2*PI()/20)" office:value-type="float" office:value="0.951056516295153" calcext:value-type="float">
            <text:p>0.9510565163</text:p>
          </table:table-cell>
          <table:table-cell table:formula="of:=[.B46]+(0.5-RAND())*[.$L$1]" office:value-type="float" office:value="1.21166952325643" calcext:value-type="float">
            <text:p>1.2116695233</text:p>
          </table:table-cell>
          <table:table-cell table:formula="of:=([.$R$1]/([.$R$1]+1))*([.D45]+[.C46]-[.C45])" office:value-type="float" office:value="0.979309100158108" calcext:value-type="float">
            <text:p>0.9793091002</text:p>
          </table:table-cell>
          <table:table-cell table:formula="of:=[.D46]/([.$O$1]+1)+[.E45]*(1-[.$O$1]/([.$O$1]+1))" office:value-type="float" office:value="0.233800525098886" calcext:value-type="float">
            <text:p>0.2338005251</text:p>
          </table:table-cell>
          <table:table-cell table:number-columns-repeated="1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$I$1]*SIN([.A47]*2*PI()/20)" office:value-type="float" office:value="1" calcext:value-type="float">
            <text:p>1</text:p>
          </table:table-cell>
          <table:table-cell table:formula="of:=[.B47]+(0.5-RAND())*[.$L$1]" office:value-type="float" office:value="0.588421460227224" calcext:value-type="float">
            <text:p>0.5884214602</text:p>
          </table:table-cell>
          <table:table-cell table:formula="of:=([.$R$1]/([.$R$1]+1))*([.D46]+[.C47]-[.C46])" office:value-type="float" office:value="0.28484882970312" calcext:value-type="float">
            <text:p>0.2848488297</text:p>
          </table:table-cell>
          <table:table-cell table:formula="of:=[.D47]/([.$O$1]+1)+[.E46]*(1-[.$O$1]/([.$O$1]+1))" office:value-type="float" office:value="0.103729870960401" calcext:value-type="float">
            <text:p>0.103729871</text:p>
          </table:table-cell>
          <table:table-cell table:number-columns-repeated="1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$I$1]*SIN([.A48]*2*PI()/20)" office:value-type="float" office:value="0.951056516295154" calcext:value-type="float">
            <text:p>0.9510565163</text:p>
          </table:table-cell>
          <table:table-cell table:formula="of:=[.B48]+(0.5-RAND())*[.$L$1]" office:value-type="float" office:value="1.11799131850476" calcext:value-type="float">
            <text:p>1.1179913185</text:p>
          </table:table-cell>
          <table:table-cell table:formula="of:=([.$R$1]/([.$R$1]+1))*([.D47]+[.C48]-[.C47])" office:value-type="float" office:value="0.651534950384523" calcext:value-type="float">
            <text:p>0.6515349504</text:p>
          </table:table-cell>
          <table:table-cell table:formula="of:=[.D48]/([.$O$1]+1)+[.E47]*(1-[.$O$1]/([.$O$1]+1))" office:value-type="float" office:value="0.151052964268985" calcext:value-type="float">
            <text:p>0.1510529643</text:p>
          </table:table-cell>
          <table:table-cell table:number-columns-repeated="1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$I$1]*SIN([.A49]*2*PI()/20)" office:value-type="float" office:value="0.809016994374947" calcext:value-type="float">
            <text:p>0.8090169944</text:p>
          </table:table-cell>
          <table:table-cell table:formula="of:=[.B49]+(0.5-RAND())*[.$L$1]" office:value-type="float" office:value="0.766475013224309" calcext:value-type="float">
            <text:p>0.7664750132</text:p>
          </table:table-cell>
          <table:table-cell table:formula="of:=([.$R$1]/([.$R$1]+1))*([.D48]+[.C49]-[.C48])" office:value-type="float" office:value="0.240014916083259" calcext:value-type="float">
            <text:p>0.2400149161</text:p>
          </table:table-cell>
          <table:table-cell table:formula="of:=[.D49]/([.$O$1]+1)+[.E48]*(1-[.$O$1]/([.$O$1]+1))" office:value-type="float" office:value="0.0782135760704487" calcext:value-type="float">
            <text:p>0.0782135761</text:p>
          </table:table-cell>
          <table:table-cell table:number-columns-repeated="13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$I$1]*SIN([.A50]*2*PI()/20)" office:value-type="float" office:value="0.587785252292474" calcext:value-type="float">
            <text:p>0.5877852523</text:p>
          </table:table-cell>
          <table:table-cell table:formula="of:=[.B50]+(0.5-RAND())*[.$L$1]" office:value-type="float" office:value="0.222137511497675" calcext:value-type="float">
            <text:p>0.2221375115</text:p>
          </table:table-cell>
          <table:table-cell table:formula="of:=([.$R$1]/([.$R$1]+1))*([.D49]+[.C50]-[.C49])" office:value-type="float" office:value="-0.2434580685147" calcext:value-type="float">
            <text:p>-0.2434580685</text:p>
          </table:table-cell>
          <table:table-cell table:formula="of:=[.D50]/([.$O$1]+1)+[.E49]*(1-[.$O$1]/([.$O$1]+1))" office:value-type="float" office:value="-0.0330488984888502" calcext:value-type="float">
            <text:p>-0.0330488985</text:p>
          </table:table-cell>
          <table:table-cell table:number-columns-repeated="1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$I$1]*SIN([.A51]*2*PI()/20)" office:value-type="float" office:value="0.30901699437495" calcext:value-type="float">
            <text:p>0.3090169944</text:p>
          </table:table-cell>
          <table:table-cell table:formula="of:=[.B51]+(0.5-RAND())*[.$L$1]" office:value-type="float" office:value="0.0224584886502571" calcext:value-type="float">
            <text:p>0.0224584887</text:p>
          </table:table-cell>
          <table:table-cell table:formula="of:=([.$R$1]/([.$R$1]+1))*([.D50]+[.C51]-[.C50])" office:value-type="float" office:value="-0.354509673089694" calcext:value-type="float">
            <text:p>-0.3545096731</text:p>
          </table:table-cell>
          <table:table-cell table:formula="of:=[.D51]/([.$O$1]+1)+[.E50]*(1-[.$O$1]/([.$O$1]+1))" office:value-type="float" office:value="-0.0775117143157089" calcext:value-type="float">
            <text:p>-0.0775117143</text:p>
          </table:table-cell>
          <table:table-cell table:number-columns-repeated="13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$I$1]*SIN([.A52]*2*PI()/20)" office:value-type="float" office:value="6.12323399573677E-016" calcext:value-type="float">
            <text:p>6.12323399573677E-16</text:p>
          </table:table-cell>
          <table:table-cell table:formula="of:=[.B52]+(0.5-RAND())*[.$L$1]" office:value-type="float" office:value="0.0284069218647291" calcext:value-type="float">
            <text:p>0.0284069219</text:p>
          </table:table-cell>
          <table:table-cell table:formula="of:=([.$R$1]/([.$R$1]+1))*([.D51]+[.C52]-[.C51])" office:value-type="float" office:value="-0.278848991900178" calcext:value-type="float">
            <text:p>-0.2788489919</text:p>
          </table:table-cell>
          <table:table-cell table:formula="of:=[.D52]/([.$O$1]+1)+[.E51]*(1-[.$O$1]/([.$O$1]+1))" office:value-type="float" office:value="-0.0712721412431774" calcext:value-type="float">
            <text:p>-0.0712721412</text:p>
          </table:table-cell>
          <table:table-cell table:number-columns-repeated="13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$I$1]*SIN([.A53]*2*PI()/20)" office:value-type="float" office:value="-0.309016994374945" calcext:value-type="float">
            <text:p>-0.3090169944</text:p>
          </table:table-cell>
          <table:table-cell table:formula="of:=[.B53]+(0.5-RAND())*[.$L$1]" office:value-type="float" office:value="-0.496806121947635" calcext:value-type="float">
            <text:p>-0.4968061219</text:p>
          </table:table-cell>
          <table:table-cell table:formula="of:=([.$R$1]/([.$R$1]+1))*([.D52]+[.C53]-[.C52])" office:value-type="float" office:value="-0.643249628570034" calcext:value-type="float">
            <text:p>-0.6432496286</text:p>
          </table:table-cell>
          <table:table-cell table:formula="of:=[.D53]/([.$O$1]+1)+[.E52]*(1-[.$O$1]/([.$O$1]+1))" office:value-type="float" office:value="-0.142904353962642" calcext:value-type="float">
            <text:p>-0.142904354</text:p>
          </table:table-cell>
          <table:table-cell table:number-columns-repeated="13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$I$1]*SIN([.A54]*2*PI()/20)" office:value-type="float" office:value="-0.587785252292473" calcext:value-type="float">
            <text:p>-0.5877852523</text:p>
          </table:table-cell>
          <table:table-cell table:formula="of:=[.B54]+(0.5-RAND())*[.$L$1]" office:value-type="float" office:value="-1.07765044341367" calcext:value-type="float">
            <text:p>-1.0776504434</text:p>
          </table:table-cell>
          <table:table-cell table:formula="of:=([.$R$1]/([.$R$1]+1))*([.D53]+[.C54]-[.C53])" office:value-type="float" office:value="-0.979275160028854" calcext:value-type="float">
            <text:p>-0.97927516</text:p>
          </table:table-cell>
          <table:table-cell table:formula="of:=[.D54]/([.$O$1]+1)+[.E53]*(1-[.$O$1]/([.$O$1]+1))" office:value-type="float" office:value="-0.224435902798299" calcext:value-type="float">
            <text:p>-0.2244359028</text:p>
          </table:table-cell>
          <table:table-cell table:number-columns-repeated="13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$I$1]*SIN([.A55]*2*PI()/20)" office:value-type="float" office:value="-0.809016994374948" calcext:value-type="float">
            <text:p>-0.8090169944</text:p>
          </table:table-cell>
          <table:table-cell table:formula="of:=[.B55]+(0.5-RAND())*[.$L$1]" office:value-type="float" office:value="-0.683988961421538" calcext:value-type="float">
            <text:p>-0.6839889614</text:p>
          </table:table-cell>
          <table:table-cell table:formula="of:=([.$R$1]/([.$R$1]+1))*([.D54]+[.C55]-[.C54])" office:value-type="float" office:value="-0.468490942429379" calcext:value-type="float">
            <text:p>-0.4684909424</text:p>
          </table:table-cell>
          <table:table-cell table:formula="of:=[.D55]/([.$O$1]+1)+[.E54]*(1-[.$O$1]/([.$O$1]+1))" office:value-type="float" office:value="-0.138585369045536" calcext:value-type="float">
            <text:p>-0.138585369</text:p>
          </table:table-cell>
          <table:table-cell table:number-columns-repeated="1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$I$1]*SIN([.A56]*2*PI()/20)" office:value-type="float" office:value="-0.951056516295153" calcext:value-type="float">
            <text:p>-0.9510565163</text:p>
          </table:table-cell>
          <table:table-cell table:formula="of:=[.B56]+(0.5-RAND())*[.$L$1]" office:value-type="float" office:value="-1.04803707769638" calcext:value-type="float">
            <text:p>-1.0480370777</text:p>
          </table:table-cell>
          <table:table-cell table:formula="of:=([.$R$1]/([.$R$1]+1))*([.D55]+[.C56]-[.C55])" office:value-type="float" office:value="-0.666031246963372" calcext:value-type="float">
            <text:p>-0.666031247</text:p>
          </table:table-cell>
          <table:table-cell table:formula="of:=[.D56]/([.$O$1]+1)+[.E55]*(1-[.$O$1]/([.$O$1]+1))" office:value-type="float" office:value="-0.160923323201782" calcext:value-type="float">
            <text:p>-0.1609233232</text:p>
          </table:table-cell>
          <table:table-cell table:number-columns-repeated="1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$I$1]*SIN([.A57]*2*PI()/20)" office:value-type="float" office:value="-1" calcext:value-type="float">
            <text:p>-1</text:p>
          </table:table-cell>
          <table:table-cell table:formula="of:=[.B57]+(0.5-RAND())*[.$L$1]" office:value-type="float" office:value="-0.576603035508143" calcext:value-type="float">
            <text:p>-0.5766030355</text:p>
          </table:table-cell>
          <table:table-cell table:formula="of:=([.$R$1]/([.$R$1]+1))*([.D56]+[.C57]-[.C56])" office:value-type="float" office:value="-0.155677763820112" calcext:value-type="float">
            <text:p>-0.1556777638</text:p>
          </table:table-cell>
          <table:table-cell table:formula="of:=[.D57]/([.$O$1]+1)+[.E56]*(1-[.$O$1]/([.$O$1]+1))" office:value-type="float" office:value="-0.0633202174043787" calcext:value-type="float">
            <text:p>-0.0633202174</text:p>
          </table:table-cell>
          <table:table-cell table:number-columns-repeated="1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$I$1]*SIN([.A58]*2*PI()/20)" office:value-type="float" office:value="-0.951056516295154" calcext:value-type="float">
            <text:p>-0.9510565163</text:p>
          </table:table-cell>
          <table:table-cell table:formula="of:=[.B58]+(0.5-RAND())*[.$L$1]" office:value-type="float" office:value="-1.07194764402329" calcext:value-type="float">
            <text:p>-1.071947644</text:p>
          </table:table-cell>
          <table:table-cell table:formula="of:=([.$R$1]/([.$R$1]+1))*([.D57]+[.C58]-[.C57])" office:value-type="float" office:value="-0.520817897868206" calcext:value-type="float">
            <text:p>-0.5208178979</text:p>
          </table:table-cell>
          <table:table-cell table:formula="of:=[.D58]/([.$O$1]+1)+[.E57]*(1-[.$O$1]/([.$O$1]+1))" office:value-type="float" office:value="-0.116827623054517" calcext:value-type="float">
            <text:p>-0.1168276231</text:p>
          </table:table-cell>
          <table:table-cell table:number-columns-repeated="1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$I$1]*SIN([.A59]*2*PI()/20)" office:value-type="float" office:value="-0.809016994374949" calcext:value-type="float">
            <text:p>-0.8090169944</text:p>
          </table:table-cell>
          <table:table-cell table:formula="of:=[.B59]+(0.5-RAND())*[.$L$1]" office:value-type="float" office:value="-0.709358445802394" calcext:value-type="float">
            <text:p>-0.7093584458</text:p>
          </table:table-cell>
          <table:table-cell table:formula="of:=([.$R$1]/([.$R$1]+1))*([.D58]+[.C59]-[.C58])" office:value-type="float" office:value="-0.12658295971785" calcext:value-type="float">
            <text:p>-0.1265829597</text:p>
          </table:table-cell>
          <table:table-cell table:formula="of:=[.D59]/([.$O$1]+1)+[.E58]*(1-[.$O$1]/([.$O$1]+1))" office:value-type="float" office:value="-0.0486821165544733" calcext:value-type="float">
            <text:p>-0.0486821166</text:p>
          </table:table-cell>
          <table:table-cell table:number-columns-repeated="1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$I$1]*SIN([.A60]*2*PI()/20)" office:value-type="float" office:value="-0.587785252292474" calcext:value-type="float">
            <text:p>-0.5877852523</text:p>
          </table:table-cell>
          <table:table-cell table:formula="of:=[.B60]+(0.5-RAND())*[.$L$1]" office:value-type="float" office:value="-0.327534550894757" calcext:value-type="float">
            <text:p>-0.3275345509</text:p>
          </table:table-cell>
          <table:table-cell table:formula="of:=([.$R$1]/([.$R$1]+1))*([.D59]+[.C60]-[.C59])" office:value-type="float" office:value="0.20419274815183" calcext:value-type="float">
            <text:p>0.2041927482</text:p>
          </table:table-cell>
          <table:table-cell table:formula="of:=[.D60]/([.$O$1]+1)+[.E59]*(1-[.$O$1]/([.$O$1]+1))" office:value-type="float" office:value="0.0311021263194713" calcext:value-type="float">
            <text:p>0.0311021263</text:p>
          </table:table-cell>
          <table:table-cell table:number-columns-repeated="1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$I$1]*SIN([.A61]*2*PI()/20)" office:value-type="float" office:value="-0.30901699437495" calcext:value-type="float">
            <text:p>-0.3090169944</text:p>
          </table:table-cell>
          <table:table-cell table:formula="of:=[.B61]+(0.5-RAND())*[.$L$1]" office:value-type="float" office:value="-0.526592397182806" calcext:value-type="float">
            <text:p>-0.5265923972</text:p>
          </table:table-cell>
          <table:table-cell table:formula="of:=([.$R$1]/([.$R$1]+1))*([.D60]+[.C61]-[.C60])" office:value-type="float" office:value="0.00410792149102521" calcext:value-type="float">
            <text:p>0.0041079215</text:p>
          </table:table-cell>
          <table:table-cell table:formula="of:=[.D61]/([.$O$1]+1)+[.E60]*(1-[.$O$1]/([.$O$1]+1))" office:value-type="float" office:value="0.0070420095620993" calcext:value-type="float">
            <text:p>0.0070420096</text:p>
          </table:table-cell>
          <table:table-cell table:number-columns-repeated="1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$I$1]*SIN([.A62]*2*PI()/20)" office:value-type="float" office:value="-7.34788079488412E-016" calcext:value-type="float">
            <text:p>-7.34788079488412E-16</text:p>
          </table:table-cell>
          <table:table-cell table:formula="of:=[.B62]+(0.5-RAND())*[.$L$1]" office:value-type="float" office:value="-0.208340915756018" calcext:value-type="float">
            <text:p>-0.2083409158</text:p>
          </table:table-cell>
          <table:table-cell table:formula="of:=([.$R$1]/([.$R$1]+1))*([.D61]+[.C62]-[.C61])" office:value-type="float" office:value="0.25788752233425" calcext:value-type="float">
            <text:p>0.2578875223</text:p>
          </table:table-cell>
          <table:table-cell table:formula="of:=[.D62]/([.$O$1]+1)+[.E61]*(1-[.$O$1]/([.$O$1]+1))" office:value-type="float" office:value="0.0529859063792699" calcext:value-type="float">
            <text:p>0.0529859064</text:p>
          </table:table-cell>
          <table:table-cell table:number-columns-repeated="1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$I$1]*SIN([.A63]*2*PI()/20)" office:value-type="float" office:value="0.309016994374948" calcext:value-type="float">
            <text:p>0.3090169944</text:p>
          </table:table-cell>
          <table:table-cell table:formula="of:=[.B63]+(0.5-RAND())*[.$L$1]" office:value-type="float" office:value="0.0894872327262961" calcext:value-type="float">
            <text:p>0.0894872327</text:p>
          </table:table-cell>
          <table:table-cell table:formula="of:=([.$R$1]/([.$R$1]+1))*([.D62]+[.C63]-[.C62])" office:value-type="float" office:value="0.444572536653251" calcext:value-type="float">
            <text:p>0.4445725367</text:p>
          </table:table-cell>
          <table:table-cell table:formula="of:=[.D63]/([.$O$1]+1)+[.E62]*(1-[.$O$1]/([.$O$1]+1))" office:value-type="float" office:value="0.0995116886065043" calcext:value-type="float">
            <text:p>0.0995116886</text:p>
          </table:table-cell>
          <table:table-cell table:number-columns-repeated="1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$I$1]*SIN([.A64]*2*PI()/20)" office:value-type="float" office:value="0.587785252292473" calcext:value-type="float">
            <text:p>0.5877852523</text:p>
          </table:table-cell>
          <table:table-cell table:formula="of:=[.B64]+(0.5-RAND())*[.$L$1]" office:value-type="float" office:value="1.00222214793341" calcext:value-type="float">
            <text:p>1.0022221479</text:p>
          </table:table-cell>
          <table:table-cell table:formula="of:=([.$R$1]/([.$R$1]+1))*([.D63]+[.C64]-[.C63])" office:value-type="float" office:value="1.08584596148829" calcext:value-type="float">
            <text:p>1.0858459615</text:p>
          </table:table-cell>
          <table:table-cell table:formula="of:=[.D64]/([.$O$1]+1)+[.E63]*(1-[.$O$1]/([.$O$1]+1))" office:value-type="float" office:value="0.23707153001896" calcext:value-type="float">
            <text:p>0.23707153</text:p>
          </table:table-cell>
          <table:table-cell table:number-columns-repeated="1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$I$1]*SIN([.A65]*2*PI()/20)" office:value-type="float" office:value="0.809016994374948" calcext:value-type="float">
            <text:p>0.8090169944</text:p>
          </table:table-cell>
          <table:table-cell table:formula="of:=[.B65]+(0.5-RAND())*[.$L$1]" office:value-type="float" office:value="1.02232178440361" calcext:value-type="float">
            <text:p>1.0223217844</text:p>
          </table:table-cell>
          <table:table-cell table:formula="of:=([.$R$1]/([.$R$1]+1))*([.D64]+[.C65]-[.C64])" office:value-type="float" office:value="0.884756478366793" calcext:value-type="float">
            <text:p>0.8847564784</text:p>
          </table:table-cell>
          <table:table-cell table:formula="of:=[.D65]/([.$O$1]+1)+[.E64]*(1-[.$O$1]/([.$O$1]+1))" office:value-type="float" office:value="0.224365601677151" calcext:value-type="float">
            <text:p>0.2243656017</text:p>
          </table:table-cell>
          <table:table-cell table:number-columns-repeated="1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$I$1]*SIN([.A66]*2*PI()/20)" office:value-type="float" office:value="0.951056516295153" calcext:value-type="float">
            <text:p>0.9510565163</text:p>
          </table:table-cell>
          <table:table-cell table:formula="of:=[.B66]+(0.5-RAND())*[.$L$1]" office:value-type="float" office:value="1.15679832253926" calcext:value-type="float">
            <text:p>1.1567983225</text:p>
          </table:table-cell>
          <table:table-cell table:formula="of:=([.$R$1]/([.$R$1]+1))*([.D65]+[.C66]-[.C65])" office:value-type="float" office:value="0.815386413201957" calcext:value-type="float">
            <text:p>0.8153864132</text:p>
          </table:table-cell>
          <table:table-cell table:formula="of:=[.D66]/([.$O$1]+1)+[.E65]*(1-[.$O$1]/([.$O$1]+1))" office:value-type="float" office:value="0.207950402975822" calcext:value-type="float">
            <text:p>0.207950403</text:p>
          </table:table-cell>
          <table:table-cell table:number-columns-repeated="13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$I$1]*SIN([.A67]*2*PI()/20)" office:value-type="float" office:value="1" calcext:value-type="float">
            <text:p>1</text:p>
          </table:table-cell>
          <table:table-cell table:formula="of:=[.B67]+(0.5-RAND())*[.$L$1]" office:value-type="float" office:value="1.40511539903113" calcext:value-type="float">
            <text:p>1.405115399</text:p>
          </table:table-cell>
          <table:table-cell table:formula="of:=([.$R$1]/([.$R$1]+1))*([.D66]+[.C67]-[.C66])" office:value-type="float" office:value="0.850962791755059" calcext:value-type="float">
            <text:p>0.8509627918</text:p>
          </table:table-cell>
          <table:table-cell table:formula="of:=[.D67]/([.$O$1]+1)+[.E66]*(1-[.$O$1]/([.$O$1]+1))" office:value-type="float" office:value="0.211782638946176" calcext:value-type="float">
            <text:p>0.2117826389</text:p>
          </table:table-cell>
          <table:table-cell table:number-columns-repeated="13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$I$1]*SIN([.A68]*2*PI()/20)" office:value-type="float" office:value="0.951056516295154" calcext:value-type="float">
            <text:p>0.9510565163</text:p>
          </table:table-cell>
          <table:table-cell table:formula="of:=[.B68]+(0.5-RAND())*[.$L$1]" office:value-type="float" office:value="0.514247972821949" calcext:value-type="float">
            <text:p>0.5142479728</text:p>
          </table:table-cell>
          <table:table-cell table:formula="of:=([.$R$1]/([.$R$1]+1))*([.D67]+[.C68]-[.C67])" office:value-type="float" office:value="-0.0319237075632971" calcext:value-type="float">
            <text:p>-0.0319237076</text:p>
          </table:table-cell>
          <table:table-cell table:formula="of:=[.D68]/([.$O$1]+1)+[.E67]*(1-[.$O$1]/([.$O$1]+1))" office:value-type="float" office:value="0.0359717862765758" calcext:value-type="float">
            <text:p>0.0359717863</text:p>
          </table:table-cell>
          <table:table-cell table:number-columns-repeated="13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$I$1]*SIN([.A69]*2*PI()/20)" office:value-type="float" office:value="0.809016994374949" calcext:value-type="float">
            <text:p>0.8090169944</text:p>
          </table:table-cell>
          <table:table-cell table:formula="of:=[.B69]+(0.5-RAND())*[.$L$1]" office:value-type="float" office:value="0.430268800385593" calcext:value-type="float">
            <text:p>0.4302688004</text:p>
          </table:table-cell>
          <table:table-cell table:formula="of:=([.$R$1]/([.$R$1]+1))*([.D68]+[.C69]-[.C68])" office:value-type="float" office:value="-0.0927223039997224" calcext:value-type="float">
            <text:p>-0.092722304</text:p>
          </table:table-cell>
          <table:table-cell table:formula="of:=[.D69]/([.$O$1]+1)+[.E68]*(1-[.$O$1]/([.$O$1]+1))" office:value-type="float" office:value="-0.0113501035446293" calcext:value-type="float">
            <text:p>-0.0113501035</text:p>
          </table:table-cell>
          <table:table-cell table:number-columns-repeated="13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$I$1]*SIN([.A70]*2*PI()/20)" office:value-type="float" office:value="0.587785252292474" calcext:value-type="float">
            <text:p>0.5877852523</text:p>
          </table:table-cell>
          <table:table-cell table:formula="of:=[.B70]+(0.5-RAND())*[.$L$1]" office:value-type="float" office:value="0.806924092474731" calcext:value-type="float">
            <text:p>0.8069240925</text:p>
          </table:table-cell>
          <table:table-cell table:formula="of:=([.$R$1]/([.$R$1]+1))*([.D69]+[.C70]-[.C69])" office:value-type="float" office:value="0.227146390471532" calcext:value-type="float">
            <text:p>0.2271463905</text:p>
          </table:table-cell>
          <table:table-cell table:formula="of:=[.D70]/([.$O$1]+1)+[.E69]*(1-[.$O$1]/([.$O$1]+1))" office:value-type="float" office:value="0.0431592573853806" calcext:value-type="float">
            <text:p>0.0431592574</text:p>
          </table:table-cell>
          <table:table-cell table:number-columns-repeated="13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$I$1]*SIN([.A71]*2*PI()/20)" office:value-type="float" office:value="0.309016994374947" calcext:value-type="float">
            <text:p>0.3090169944</text:p>
          </table:table-cell>
          <table:table-cell table:formula="of:=[.B71]+(0.5-RAND())*[.$L$1]" office:value-type="float" office:value="0.0842073986946948" calcext:value-type="float">
            <text:p>0.0842073987</text:p>
          </table:table-cell>
          <table:table-cell table:formula="of:=([.$R$1]/([.$R$1]+1))*([.D70]+[.C71]-[.C70])" office:value-type="float" office:value="-0.396456242646803" calcext:value-type="float">
            <text:p>-0.3964562426</text:p>
          </table:table-cell>
          <table:table-cell table:formula="of:=[.D71]/([.$O$1]+1)+[.E70]*(1-[.$O$1]/([.$O$1]+1))" office:value-type="float" office:value="-0.0706593970522845" calcext:value-type="float">
            <text:p>-0.0706593971</text:p>
          </table:table-cell>
          <table:table-cell table:number-columns-repeated="13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$I$1]*SIN([.A72]*2*PI()/20)" office:value-type="float" office:value="8.57252759403147E-016" calcext:value-type="float">
            <text:p>8.57252759403147E-16</text:p>
          </table:table-cell>
          <table:table-cell table:formula="of:=[.B72]+(0.5-RAND())*[.$L$1]" office:value-type="float" office:value="-0.274325500515214" calcext:value-type="float">
            <text:p>-0.2743255005</text:p>
          </table:table-cell>
          <table:table-cell table:formula="of:=([.$R$1]/([.$R$1]+1))*([.D71]+[.C72]-[.C71])" office:value-type="float" office:value="-0.60399131348537" calcext:value-type="float">
            <text:p>-0.6039913135</text:p>
          </table:table-cell>
          <table:table-cell table:formula="of:=[.D72]/([.$O$1]+1)+[.E71]*(1-[.$O$1]/([.$O$1]+1))" office:value-type="float" office:value="-0.134930142107531" calcext:value-type="float">
            <text:p>-0.1349301421</text:p>
          </table:table-cell>
          <table:table-cell table:number-columns-repeated="13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$I$1]*SIN([.A73]*2*PI()/20)" office:value-type="float" office:value="-0.309016994374948" calcext:value-type="float">
            <text:p>-0.3090169944</text:p>
          </table:table-cell>
          <table:table-cell table:formula="of:=[.B73]+(0.5-RAND())*[.$L$1]" office:value-type="float" office:value="0.0924818737044412" calcext:value-type="float">
            <text:p>0.0924818737</text:p>
          </table:table-cell>
          <table:table-cell table:formula="of:=([.$R$1]/([.$R$1]+1))*([.D72]+[.C73]-[.C72])" office:value-type="float" office:value="-0.189747151412572" calcext:value-type="float">
            <text:p>-0.1897471514</text:p>
          </table:table-cell>
          <table:table-cell table:formula="of:=[.D73]/([.$O$1]+1)+[.E72]*(1-[.$O$1]/([.$O$1]+1))" office:value-type="float" office:value="-0.0649354587040205" calcext:value-type="float">
            <text:p>-0.0649354587</text:p>
          </table:table-cell>
          <table:table-cell table:number-columns-repeated="13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$I$1]*SIN([.A74]*2*PI()/20)" office:value-type="float" office:value="-0.587785252292473" calcext:value-type="float">
            <text:p>-0.5877852523</text:p>
          </table:table-cell>
          <table:table-cell table:formula="of:=[.B74]+(0.5-RAND())*[.$L$1]" office:value-type="float" office:value="-0.904802911084207" calcext:value-type="float">
            <text:p>-0.9048029111</text:p>
          </table:table-cell>
          <table:table-cell table:formula="of:=([.$R$1]/([.$R$1]+1))*([.D73]+[.C74]-[.C73])" office:value-type="float" office:value="-0.949625548960976" calcext:value-type="float">
            <text:p>-0.949625549</text:p>
          </table:table-cell>
          <table:table-cell table:formula="of:=[.D74]/([.$O$1]+1)+[.E73]*(1-[.$O$1]/([.$O$1]+1))" office:value-type="float" office:value="-0.202912201532999" calcext:value-type="float">
            <text:p>-0.2029122015</text:p>
          </table:table-cell>
          <table:table-cell table:number-columns-repeated="13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$I$1]*SIN([.A75]*2*PI()/20)" office:value-type="float" office:value="-0.809016994374946" calcext:value-type="float">
            <text:p>-0.8090169944</text:p>
          </table:table-cell>
          <table:table-cell table:formula="of:=[.B75]+(0.5-RAND())*[.$L$1]" office:value-type="float" office:value="-0.444359953208489" calcext:value-type="float">
            <text:p>-0.4443599532</text:p>
          </table:table-cell>
          <table:table-cell table:formula="of:=([.$R$1]/([.$R$1]+1))*([.D74]+[.C75]-[.C74])" office:value-type="float" office:value="-0.391346072868206" calcext:value-type="float">
            <text:p>-0.3913460729</text:p>
          </table:table-cell>
          <table:table-cell table:formula="of:=[.D75]/([.$O$1]+1)+[.E74]*(1-[.$O$1]/([.$O$1]+1))" office:value-type="float" office:value="-0.118851654880241" calcext:value-type="float">
            <text:p>-0.1188516549</text:p>
          </table:table-cell>
          <table:table-cell table:number-columns-repeated="13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$I$1]*SIN([.A76]*2*PI()/20)" office:value-type="float" office:value="-0.951056516295153" calcext:value-type="float">
            <text:p>-0.9510565163</text:p>
          </table:table-cell>
          <table:table-cell table:formula="of:=[.B76]+(0.5-RAND())*[.$L$1]" office:value-type="float" office:value="-1.39559375248513" calcext:value-type="float">
            <text:p>-1.3955937525</text:p>
          </table:table-cell>
          <table:table-cell table:formula="of:=([.$R$1]/([.$R$1]+1))*([.D75]+[.C76]-[.C75])" office:value-type="float" office:value="-1.07406389771588" calcext:value-type="float">
            <text:p>-1.0740638977</text:p>
          </table:table-cell>
          <table:table-cell table:formula="of:=[.D76]/([.$O$1]+1)+[.E75]*(1-[.$O$1]/([.$O$1]+1))" office:value-type="float" office:value="-0.238583110519224" calcext:value-type="float">
            <text:p>-0.2385831105</text:p>
          </table:table-cell>
          <table:table-cell table:number-columns-repeated="13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$I$1]*SIN([.A77]*2*PI()/20)" office:value-type="float" office:value="-1" calcext:value-type="float">
            <text:p>-1</text:p>
          </table:table-cell>
          <table:table-cell table:formula="of:=[.B77]+(0.5-RAND())*[.$L$1]" office:value-type="float" office:value="-0.638000397334927" calcext:value-type="float">
            <text:p>-0.6380003973</text:p>
          </table:table-cell>
          <table:table-cell table:formula="of:=([.$R$1]/([.$R$1]+1))*([.D76]+[.C77]-[.C76])" office:value-type="float" office:value="-0.25317643405254" calcext:value-type="float">
            <text:p>-0.2531764341</text:p>
          </table:table-cell>
          <table:table-cell table:formula="of:=[.D77]/([.$O$1]+1)+[.E76]*(1-[.$O$1]/([.$O$1]+1))" office:value-type="float" office:value="-0.0983519089143528" calcext:value-type="float">
            <text:p>-0.0983519089</text:p>
          </table:table-cell>
          <table:table-cell table:number-columns-repeated="13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$I$1]*SIN([.A78]*2*PI()/20)" office:value-type="float" office:value="-0.951056516295154" calcext:value-type="float">
            <text:p>-0.9510565163</text:p>
          </table:table-cell>
          <table:table-cell table:formula="of:=[.B78]+(0.5-RAND())*[.$L$1]" office:value-type="float" office:value="-0.93230296601103" calcext:value-type="float">
            <text:p>-0.932302966</text:p>
          </table:table-cell>
          <table:table-cell table:formula="of:=([.$R$1]/([.$R$1]+1))*([.D77]+[.C78]-[.C77])" office:value-type="float" office:value="-0.437983202182914" calcext:value-type="float">
            <text:p>-0.4379832022</text:p>
          </table:table-cell>
          <table:table-cell table:formula="of:=[.D78]/([.$O$1]+1)+[.E77]*(1-[.$O$1]/([.$O$1]+1))" office:value-type="float" office:value="-0.107267022219453" calcext:value-type="float">
            <text:p>-0.1072670222</text:p>
          </table:table-cell>
          <table:table-cell table:number-columns-repeated="13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$I$1]*SIN([.A79]*2*PI()/20)" office:value-type="float" office:value="-0.809016994374947" calcext:value-type="float">
            <text:p>-0.8090169944</text:p>
          </table:table-cell>
          <table:table-cell table:formula="of:=[.B79]+(0.5-RAND())*[.$L$1]" office:value-type="float" office:value="-0.681932937342807" calcext:value-type="float">
            <text:p>-0.6819329373</text:p>
          </table:table-cell>
          <table:table-cell table:formula="of:=([.$R$1]/([.$R$1]+1))*([.D78]+[.C79]-[.C78])" office:value-type="float" office:value="-0.150090538811753" calcext:value-type="float">
            <text:p>-0.1500905388</text:p>
          </table:table-cell>
          <table:table-cell table:formula="of:=[.D79]/([.$O$1]+1)+[.E78]*(1-[.$O$1]/([.$O$1]+1))" office:value-type="float" office:value="-0.0514715122062413" calcext:value-type="float">
            <text:p>-0.0514715122</text:p>
          </table:table-cell>
          <table:table-cell table:number-columns-repeated="13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$I$1]*SIN([.A80]*2*PI()/20)" office:value-type="float" office:value="-0.587785252292474" calcext:value-type="float">
            <text:p>-0.5877852523</text:p>
          </table:table-cell>
          <table:table-cell table:formula="of:=[.B80]+(0.5-RAND())*[.$L$1]" office:value-type="float" office:value="-0.203612341362798" calcext:value-type="float">
            <text:p>-0.2036123414</text:p>
          </table:table-cell>
          <table:table-cell table:formula="of:=([.$R$1]/([.$R$1]+1))*([.D79]+[.C80]-[.C79])" office:value-type="float" office:value="0.262584045734605" calcext:value-type="float">
            <text:p>0.2625840457</text:p>
          </table:table-cell>
          <table:table-cell table:formula="of:=[.D80]/([.$O$1]+1)+[.E79]*(1-[.$O$1]/([.$O$1]+1))" office:value-type="float" office:value="0.0422225067056727" calcext:value-type="float">
            <text:p>0.0422225067</text:p>
          </table:table-cell>
          <table:table-cell table:number-columns-repeated="13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$I$1]*SIN([.A81]*2*PI()/20)" office:value-type="float" office:value="-0.309016994374947" calcext:value-type="float">
            <text:p>-0.3090169944</text:p>
          </table:table-cell>
          <table:table-cell table:formula="of:=[.B81]+(0.5-RAND())*[.$L$1]" office:value-type="float" office:value="-0.599371107447852" calcext:value-type="float">
            <text:p>-0.5993711074</text:p>
          </table:table-cell>
          <table:table-cell table:formula="of:=([.$R$1]/([.$R$1]+1))*([.D80]+[.C81]-[.C80])" office:value-type="float" office:value="-0.10653977628036" calcext:value-type="float">
            <text:p>-0.1065397763</text:p>
          </table:table-cell>
          <table:table-cell table:formula="of:=[.D81]/([.$O$1]+1)+[.E80]*(1-[.$O$1]/([.$O$1]+1))" office:value-type="float" office:value="-0.0128634539149374" calcext:value-type="float">
            <text:p>-0.0128634539</text:p>
          </table:table-cell>
          <table:table-cell table:number-columns-repeated="13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$I$1]*SIN([.A82]*2*PI()/20)" office:value-type="float" office:value="-9.79717439317883E-016" calcext:value-type="float">
            <text:p>-9.79717439317883E-16</text:p>
          </table:table-cell>
          <table:table-cell table:formula="of:=[.B82]+(0.5-RAND())*[.$L$1]" office:value-type="float" office:value="-0.0263921798074572" calcext:value-type="float">
            <text:p>-0.0263921798</text:p>
          </table:table-cell>
          <table:table-cell table:formula="of:=([.$R$1]/([.$R$1]+1))*([.D81]+[.C82]-[.C81])" office:value-type="float" office:value="0.373151321088028" calcext:value-type="float">
            <text:p>0.3731513211</text:p>
          </table:table-cell>
          <table:table-cell table:formula="of:=[.D82]/([.$O$1]+1)+[.E81]*(1-[.$O$1]/([.$O$1]+1))" office:value-type="float" office:value="0.0720575734346182" calcext:value-type="float">
            <text:p>0.0720575734</text:p>
          </table:table-cell>
          <table:table-cell table:number-columns-repeated="13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$I$1]*SIN([.A83]*2*PI()/20)" office:value-type="float" office:value="0.309016994374945" calcext:value-type="float">
            <text:p>0.3090169944</text:p>
          </table:table-cell>
          <table:table-cell table:formula="of:=[.B83]+(0.5-RAND())*[.$L$1]" office:value-type="float" office:value="-0.0910213629057127" calcext:value-type="float">
            <text:p>-0.0910213629</text:p>
          </table:table-cell>
          <table:table-cell table:formula="of:=([.$R$1]/([.$R$1]+1))*([.D82]+[.C83]-[.C82])" office:value-type="float" office:value="0.246817710391818" calcext:value-type="float">
            <text:p>0.2468177104</text:p>
          </table:table-cell>
          <table:table-cell table:formula="of:=[.D83]/([.$O$1]+1)+[.E82]*(1-[.$O$1]/([.$O$1]+1))" office:value-type="float" office:value="0.0637750567652873" calcext:value-type="float">
            <text:p>0.0637750568</text:p>
          </table:table-cell>
          <table:table-cell table:number-columns-repeated="13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$I$1]*SIN([.A84]*2*PI()/20)" office:value-type="float" office:value="0.587785252292469" calcext:value-type="float">
            <text:p>0.5877852523</text:p>
          </table:table-cell>
          <table:table-cell table:formula="of:=[.B84]+(0.5-RAND())*[.$L$1]" office:value-type="float" office:value="0.223363256174613" calcext:value-type="float">
            <text:p>0.2233632562</text:p>
          </table:table-cell>
          <table:table-cell table:formula="of:=([.$R$1]/([.$R$1]+1))*([.D83]+[.C84]-[.C83])" office:value-type="float" office:value="0.448961863577716" calcext:value-type="float">
            <text:p>0.4489618636</text:p>
          </table:table-cell>
          <table:table-cell table:formula="of:=[.D84]/([.$O$1]+1)+[.E83]*(1-[.$O$1]/([.$O$1]+1))" office:value-type="float" office:value="0.102547384068601" calcext:value-type="float">
            <text:p>0.1025473841</text:p>
          </table:table-cell>
          <table:table-cell table:number-columns-repeated="13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$I$1]*SIN([.A85]*2*PI()/20)" office:value-type="float" office:value="0.809016994374948" calcext:value-type="float">
            <text:p>0.8090169944</text:p>
          </table:table-cell>
          <table:table-cell table:formula="of:=[.B85]+(0.5-RAND())*[.$L$1]" office:value-type="float" office:value="0.421278067420272" calcext:value-type="float">
            <text:p>0.4212780674</text:p>
          </table:table-cell>
          <table:table-cell table:formula="of:=([.$R$1]/([.$R$1]+1))*([.D84]+[.C85]-[.C84])" office:value-type="float" office:value="0.517501339858699" calcext:value-type="float">
            <text:p>0.5175013399</text:p>
          </table:table-cell>
          <table:table-cell table:formula="of:=[.D85]/([.$O$1]+1)+[.E84]*(1-[.$O$1]/([.$O$1]+1))" office:value-type="float" office:value="0.12400974478546" calcext:value-type="float">
            <text:p>0.1240097448</text:p>
          </table:table-cell>
          <table:table-cell table:number-columns-repeated="13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$I$1]*SIN([.A86]*2*PI()/20)" office:value-type="float" office:value="0.951056516295153" calcext:value-type="float">
            <text:p>0.9510565163</text:p>
          </table:table-cell>
          <table:table-cell table:formula="of:=[.B86]+(0.5-RAND())*[.$L$1]" office:value-type="float" office:value="0.925092528234563" calcext:value-type="float">
            <text:p>0.9250925282</text:p>
          </table:table-cell>
          <table:table-cell table:formula="of:=([.$R$1]/([.$R$1]+1))*([.D85]+[.C86]-[.C85])" office:value-type="float" office:value="0.817052640538392" calcext:value-type="float">
            <text:p>0.8170526405</text:p>
          </table:table-cell>
          <table:table-cell table:formula="of:=[.D86]/([.$O$1]+1)+[.E85]*(1-[.$O$1]/([.$O$1]+1))" office:value-type="float" office:value="0.18821247706477" calcext:value-type="float">
            <text:p>0.1882124771</text:p>
          </table:table-cell>
          <table:table-cell table:number-columns-repeated="13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$I$1]*SIN([.A87]*2*PI()/20)" office:value-type="float" office:value="1" calcext:value-type="float">
            <text:p>1</text:p>
          </table:table-cell>
          <table:table-cell table:formula="of:=[.B87]+(0.5-RAND())*[.$L$1]" office:value-type="float" office:value="0.584062928561616" calcext:value-type="float">
            <text:p>0.5840629286</text:p>
          </table:table-cell>
          <table:table-cell table:formula="of:=([.$R$1]/([.$R$1]+1))*([.D86]+[.C87]-[.C86])" office:value-type="float" office:value="0.380818432692356" calcext:value-type="float">
            <text:p>0.3808184327</text:p>
          </table:table-cell>
          <table:table-cell table:formula="of:=[.D87]/([.$O$1]+1)+[.E86]*(1-[.$O$1]/([.$O$1]+1))" office:value-type="float" office:value="0.113806181951425" calcext:value-type="float">
            <text:p>0.113806182</text:p>
          </table:table-cell>
          <table:table-cell table:number-columns-repeated="13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$I$1]*SIN([.A88]*2*PI()/20)" office:value-type="float" office:value="0.951056516295154" calcext:value-type="float">
            <text:p>0.9510565163</text:p>
          </table:table-cell>
          <table:table-cell table:formula="of:=[.B88]+(0.5-RAND())*[.$L$1]" office:value-type="float" office:value="0.805361650670299" calcext:value-type="float">
            <text:p>0.8053616507</text:p>
          </table:table-cell>
          <table:table-cell table:formula="of:=([.$R$1]/([.$R$1]+1))*([.D87]+[.C88]-[.C87])" office:value-type="float" office:value="0.481693723840831" calcext:value-type="float">
            <text:p>0.4816937238</text:p>
          </table:table-cell>
          <table:table-cell table:formula="of:=[.D88]/([.$O$1]+1)+[.E87]*(1-[.$O$1]/([.$O$1]+1))" office:value-type="float" office:value="0.119099981158451" calcext:value-type="float">
            <text:p>0.1190999812</text:p>
          </table:table-cell>
          <table:table-cell table:number-columns-repeated="13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$I$1]*SIN([.A89]*2*PI()/20)" office:value-type="float" office:value="0.809016994374949" calcext:value-type="float">
            <text:p>0.8090169944</text:p>
          </table:table-cell>
          <table:table-cell table:formula="of:=[.B89]+(0.5-RAND())*[.$L$1]" office:value-type="float" office:value="0.583657949405533" calcext:value-type="float">
            <text:p>0.5836579494</text:p>
          </table:table-cell>
          <table:table-cell table:formula="of:=([.$R$1]/([.$R$1]+1))*([.D88]+[.C89]-[.C88])" office:value-type="float" office:value="0.207992018060852" calcext:value-type="float">
            <text:p>0.2079920181</text:p>
          </table:table-cell>
          <table:table-cell table:formula="of:=[.D89]/([.$O$1]+1)+[.E88]*(1-[.$O$1]/([.$O$1]+1))" office:value-type="float" office:value="0.0654183998438606" calcext:value-type="float">
            <text:p>0.0654183998</text:p>
          </table:table-cell>
          <table:table-cell table:number-columns-repeated="13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$I$1]*SIN([.A90]*2*PI()/20)" office:value-type="float" office:value="0.587785252292477" calcext:value-type="float">
            <text:p>0.5877852523</text:p>
          </table:table-cell>
          <table:table-cell table:formula="of:=[.B90]+(0.5-RAND())*[.$L$1]" office:value-type="float" office:value="0.65338292748276" calcext:value-type="float">
            <text:p>0.6533829275</text:p>
          </table:table-cell>
          <table:table-cell table:formula="of:=([.$R$1]/([.$R$1]+1))*([.D89]+[.C90]-[.C89])" office:value-type="float" office:value="0.222173596910463" calcext:value-type="float">
            <text:p>0.2221735969</text:p>
          </table:table-cell>
          <table:table-cell table:formula="of:=[.D90]/([.$O$1]+1)+[.E89]*(1-[.$O$1]/([.$O$1]+1))" office:value-type="float" office:value="0.0575183993508648" calcext:value-type="float">
            <text:p>0.0575183994</text:p>
          </table:table-cell>
          <table:table-cell table:number-columns-repeated="13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$I$1]*SIN([.A91]*2*PI()/20)" office:value-type="float" office:value="0.309016994374947" calcext:value-type="float">
            <text:p>0.3090169944</text:p>
          </table:table-cell>
          <table:table-cell table:formula="of:=[.B91]+(0.5-RAND())*[.$L$1]" office:value-type="float" office:value="0.391433276047249" calcext:value-type="float">
            <text:p>0.391433276</text:p>
          </table:table-cell>
          <table:table-cell table:formula="of:=([.$R$1]/([.$R$1]+1))*([.D90]+[.C91]-[.C90])" office:value-type="float" office:value="-0.0318208436200382" calcext:value-type="float">
            <text:p>-0.0318208436</text:p>
          </table:table-cell>
          <table:table-cell table:formula="of:=[.D91]/([.$O$1]+1)+[.E90]*(1-[.$O$1]/([.$O$1]+1))" office:value-type="float" office:value="0.00513951114616532" calcext:value-type="float">
            <text:p>0.0051395111</text:p>
          </table:table-cell>
          <table:table-cell table:number-columns-repeated="13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$I$1]*SIN([.A92]*2*PI()/20)" office:value-type="float" office:value="1.10218211923262E-015" calcext:value-type="float">
            <text:p>1.10218211923262E-15</text:p>
          </table:table-cell>
          <table:table-cell table:formula="of:=[.B92]+(0.5-RAND())*[.$L$1]" office:value-type="float" office:value="0.339565647784308" calcext:value-type="float">
            <text:p>0.3395656478</text:p>
          </table:table-cell>
          <table:table-cell table:formula="of:=([.$R$1]/([.$R$1]+1))*([.D91]+[.C92]-[.C91])" office:value-type="float" office:value="-0.0669507775063833" calcext:value-type="float">
            <text:p>-0.0669507775</text:p>
          </table:table-cell>
          <table:table-cell table:formula="of:=[.D92]/([.$O$1]+1)+[.E91]*(1-[.$O$1]/([.$O$1]+1))" office:value-type="float" office:value="-0.0123622532720436" calcext:value-type="float">
            <text:p>-0.0123622533</text:p>
          </table:table-cell>
          <table:table-cell table:number-columns-repeated="13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$I$1]*SIN([.A93]*2*PI()/20)" office:value-type="float" office:value="-0.309016994374945" calcext:value-type="float">
            <text:p>-0.3090169944</text:p>
          </table:table-cell>
          <table:table-cell table:formula="of:=[.B93]+(0.5-RAND())*[.$L$1]" office:value-type="float" office:value="0.00406593093451874" calcext:value-type="float">
            <text:p>0.0040659309</text:p>
          </table:table-cell>
          <table:table-cell table:formula="of:=([.$R$1]/([.$R$1]+1))*([.D92]+[.C93]-[.C92])" office:value-type="float" office:value="-0.321960395484938" calcext:value-type="float">
            <text:p>-0.3219603955</text:p>
          </table:table-cell>
          <table:table-cell table:formula="of:=[.D93]/([.$O$1]+1)+[.E92]*(1-[.$O$1]/([.$O$1]+1))" office:value-type="float" office:value="-0.0668645297513963" calcext:value-type="float">
            <text:p>-0.0668645298</text:p>
          </table:table-cell>
          <table:table-cell table:number-columns-repeated="13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$I$1]*SIN([.A94]*2*PI()/20)" office:value-type="float" office:value="-0.587785252292472" calcext:value-type="float">
            <text:p>-0.5877852523</text:p>
          </table:table-cell>
          <table:table-cell table:formula="of:=[.B94]+(0.5-RAND())*[.$L$1]" office:value-type="float" office:value="-1.02312144757485" calcext:value-type="float">
            <text:p>-1.0231214476</text:p>
          </table:table-cell>
          <table:table-cell table:formula="of:=([.$R$1]/([.$R$1]+1))*([.D93]+[.C94]-[.C93])" office:value-type="float" office:value="-1.07931821919544" calcext:value-type="float">
            <text:p>-1.0793182192</text:p>
          </table:table-cell>
          <table:table-cell table:formula="of:=[.D94]/([.$O$1]+1)+[.E93]*(1-[.$O$1]/([.$O$1]+1))" office:value-type="float" office:value="-0.229236549789368" calcext:value-type="float">
            <text:p>-0.2292365498</text:p>
          </table:table-cell>
          <table:table-cell table:number-columns-repeated="13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$I$1]*SIN([.A95]*2*PI()/20)" office:value-type="float" office:value="-0.809016994374946" calcext:value-type="float">
            <text:p>-0.8090169944</text:p>
          </table:table-cell>
          <table:table-cell table:formula="of:=[.B95]+(0.5-RAND())*[.$L$1]" office:value-type="float" office:value="-1.14310792494849" calcext:value-type="float">
            <text:p>-1.1431079249</text:p>
          </table:table-cell>
          <table:table-cell table:formula="of:=([.$R$1]/([.$R$1]+1))*([.D94]+[.C95]-[.C94])" office:value-type="float" office:value="-0.959443757255269" calcext:value-type="float">
            <text:p>-0.9594437573</text:p>
          </table:table-cell>
          <table:table-cell table:formula="of:=[.D95]/([.$O$1]+1)+[.E94]*(1-[.$O$1]/([.$O$1]+1))" office:value-type="float" office:value="-0.237736061408927" calcext:value-type="float">
            <text:p>-0.2377360614</text:p>
          </table:table-cell>
          <table:table-cell table:number-columns-repeated="13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$I$1]*SIN([.A96]*2*PI()/20)" office:value-type="float" office:value="-0.951056516295154" calcext:value-type="float">
            <text:p>-0.9510565163</text:p>
          </table:table-cell>
          <table:table-cell table:formula="of:=[.B96]+(0.5-RAND())*[.$L$1]" office:value-type="float" office:value="-1.44636402558064" calcext:value-type="float">
            <text:p>-1.4463640256</text:p>
          </table:table-cell>
          <table:table-cell table:formula="of:=([.$R$1]/([.$R$1]+1))*([.D95]+[.C96]-[.C95])" office:value-type="float" office:value="-1.01015988630993" calcext:value-type="float">
            <text:p>-1.0101598863</text:p>
          </table:table-cell>
          <table:table-cell table:formula="of:=[.D96]/([.$O$1]+1)+[.E95]*(1-[.$O$1]/([.$O$1]+1))" office:value-type="float" office:value="-0.249579189543772" calcext:value-type="float">
            <text:p>-0.2495791895</text:p>
          </table:table-cell>
          <table:table-cell table:number-columns-repeated="13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$I$1]*SIN([.A97]*2*PI()/20)" office:value-type="float" office:value="-1" calcext:value-type="float">
            <text:p>-1</text:p>
          </table:table-cell>
          <table:table-cell table:formula="of:=[.B97]+(0.5-RAND())*[.$L$1]" office:value-type="float" office:value="-1.02373317910163" calcext:value-type="float">
            <text:p>-1.0237331791</text:p>
          </table:table-cell>
          <table:table-cell table:formula="of:=([.$R$1]/([.$R$1]+1))*([.D96]+[.C97]-[.C96])" office:value-type="float" office:value="-0.470023231864738" calcext:value-type="float">
            <text:p>-0.4700232319</text:p>
          </table:table-cell>
          <table:table-cell table:formula="of:=[.D97]/([.$O$1]+1)+[.E96]*(1-[.$O$1]/([.$O$1]+1))" office:value-type="float" office:value="-0.143920484281702" calcext:value-type="float">
            <text:p>-0.1439204843</text:p>
          </table:table-cell>
          <table:table-cell table:number-columns-repeated="13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$I$1]*SIN([.A98]*2*PI()/20)" office:value-type="float" office:value="-0.951056516295154" calcext:value-type="float">
            <text:p>-0.9510565163</text:p>
          </table:table-cell>
          <table:table-cell table:formula="of:=[.B98]+(0.5-RAND())*[.$L$1]" office:value-type="float" office:value="-0.998869144060139" calcext:value-type="float">
            <text:p>-0.9988691441</text:p>
          </table:table-cell>
          <table:table-cell table:formula="of:=([.$R$1]/([.$R$1]+1))*([.D97]+[.C98]-[.C97])" office:value-type="float" office:value="-0.3561273574586" calcext:value-type="float">
            <text:p>-0.3561273575</text:p>
          </table:table-cell>
          <table:table-cell table:formula="of:=[.D98]/([.$O$1]+1)+[.E97]*(1-[.$O$1]/([.$O$1]+1))" office:value-type="float" office:value="-0.10000956834806" calcext:value-type="float">
            <text:p>-0.1000095683</text:p>
          </table:table-cell>
          <table:table-cell table:number-columns-repeated="13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$I$1]*SIN([.A99]*2*PI()/20)" office:value-type="float" office:value="-0.809016994374949" calcext:value-type="float">
            <text:p>-0.8090169944</text:p>
          </table:table-cell>
          <table:table-cell table:formula="of:=[.B99]+(0.5-RAND())*[.$L$1]" office:value-type="float" office:value="-0.832945960102675" calcext:value-type="float">
            <text:p>-0.8329459601</text:p>
          </table:table-cell>
          <table:table-cell table:formula="of:=([.$R$1]/([.$R$1]+1))*([.D98]+[.C99]-[.C98])" office:value-type="float" office:value="-0.152163338800908" calcext:value-type="float">
            <text:p>-0.1521633388</text:p>
          </table:table-cell>
          <table:table-cell table:formula="of:=[.D99]/([.$O$1]+1)+[.E98]*(1-[.$O$1]/([.$O$1]+1))" office:value-type="float" office:value="-0.0504345814297938" calcext:value-type="float">
            <text:p>-0.0504345814</text:p>
          </table:table-cell>
          <table:table-cell table:number-columns-repeated="13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$I$1]*SIN([.A100]*2*PI()/20)" office:value-type="float" office:value="-0.587785252292477" calcext:value-type="float">
            <text:p>-0.5877852523</text:p>
          </table:table-cell>
          <table:table-cell table:formula="of:=[.B100]+(0.5-RAND())*[.$L$1]" office:value-type="float" office:value="-0.662890842592494" calcext:value-type="float">
            <text:p>-0.6628908426</text:p>
          </table:table-cell>
          <table:table-cell table:formula="of:=([.$R$1]/([.$R$1]+1))*([.D99]+[.C100]-[.C99])" office:value-type="float" office:value="0.0143134229674181" calcext:value-type="float">
            <text:p>0.014313423</text:p>
          </table:table-cell>
          <table:table-cell table:formula="of:=[.D100]/([.$O$1]+1)+[.E99]*(1-[.$O$1]/([.$O$1]+1))" office:value-type="float" office:value="-0.00722423169247513" calcext:value-type="float">
            <text:p>-0.0072242317</text:p>
          </table:table-cell>
          <table:table-cell table:number-columns-repeated="13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$I$1]*SIN([.A101]*2*PI()/20)" office:value-type="float" office:value="-0.309016994374947" calcext:value-type="float">
            <text:p>-0.3090169944</text:p>
          </table:table-cell>
          <table:table-cell table:formula="of:=[.B101]+(0.5-RAND())*[.$L$1]" office:value-type="float" office:value="-0.323369000485642" calcext:value-type="float">
            <text:p>-0.3233690005</text:p>
          </table:table-cell>
          <table:table-cell table:formula="of:=([.$R$1]/([.$R$1]+1))*([.D100]+[.C101]-[.C100])" office:value-type="float" office:value="0.283068212059416" calcext:value-type="float">
            <text:p>0.2830682121</text:p>
          </table:table-cell>
          <table:table-cell table:formula="of:=[.D101]/([.$O$1]+1)+[.E100]*(1-[.$O$1]/([.$O$1]+1))" office:value-type="float" office:value="0.0551687960733882" calcext:value-type="float">
            <text:p>0.0551687961</text:p>
          </table:table-cell>
          <table:table-cell table:number-columns-repeated="13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$I$1]*SIN([.A102]*2*PI()/20)" office:value-type="float" office:value="-1.22464679914735E-015" calcext:value-type="float">
            <text:p>-1.22464679914735E-15</text:p>
          </table:table-cell>
          <table:table-cell table:formula="of:=[.B102]+(0.5-RAND())*[.$L$1]" office:value-type="float" office:value="-0.111590992638021" calcext:value-type="float">
            <text:p>-0.1115909926</text:p>
          </table:table-cell>
          <table:table-cell table:formula="of:=([.$R$1]/([.$R$1]+1))*([.D101]+[.C102]-[.C101])" office:value-type="float" office:value="0.395876975925629" calcext:value-type="float">
            <text:p>0.3958769759</text:p>
          </table:table-cell>
          <table:table-cell table:formula="of:=[.D102]/([.$O$1]+1)+[.E101]*(1-[.$O$1]/([.$O$1]+1))" office:value-type="float" office:value="0.0902091543998035" calcext:value-type="float">
            <text:p>0.090209154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2:59:02.515424989</meta:creation-date>
    <dc:date>2016-09-11T10:58:46.253765408</dc:date>
    <meta:editing-duration>PT21H44M28S</meta:editing-duration>
    <meta:editing-cycles>12</meta:editing-cycles>
    <meta:generator>LibreOffice/5.0.6.2$Linux_X86_64 LibreOffice_project/00m0$Build-2</meta:generator>
    <meta:document-statistic meta:table-count="1" meta:cell-count="5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394cm" svg:height="19.896cm" xlink:href=".." xlink:type="simple" chart:class="chart:scatter" chart:style-name="ch1">
        <chart:legend chart:legend-position="end" svg:x="34.383cm" svg:y="8.902cm" style:legend-expansion="high" chart:style-name="ch2"/>
        <chart:plot-area chart:style-name="ch3" table:cell-range-address="Sheet1.A1:Sheet1.E102" chart:data-source-has-labels="row" svg:x="0.747cm" svg:y="0.397cm" svg:width="32.889cm" svg:height="19.102cm">
          <chartooo:coordinate-region svg:x="1.58cm" svg:y="0.596cm" svg:width="31.776cm" svg:height="18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series chart:style-name="ch7" chart:values-cell-range-address="Sheet1.C2:Sheet1.C102" chart:label-cell-address="Sheet1.C1:Sheet1.C1" chart:class="chart:scatter">
            <chart:data-point chart:repeated="101"/>
          </chart:series>
          <chart:series chart:style-name="ch8" chart:values-cell-range-address="Sheet1.D2:Sheet1.D102" chart:label-cell-address="Sheet1.D1:Sheet1.D1" chart:class="chart:scatter">
            <chart:data-point chart:repeated="101"/>
          </chart:series>
          <chart:series chart:style-name="ch9" chart:values-cell-range-address="Sheet1.E2:Sheet1.E102" chart:label-cell-address="Sheet1.E1:Sheet1.E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mooth</text:p>
                <draw:g>
                  <svg:desc>Sheet1.B1:Sheet1.B1</svg:desc>
                </draw:g>
              </table:table-cell>
              <table:table-cell office:value-type="string">
                <text:p>with noise</text:p>
                <draw:g>
                  <svg:desc>Sheet1.C1:Sheet1.C1</svg:desc>
                </draw:g>
              </table:table-cell>
              <table:table-cell office:value-type="string">
                <text:p>high pass</text:p>
                <draw:g>
                  <svg:desc>Sheet1.D1:Sheet1.D1</svg:desc>
                </draw:g>
              </table:table-cell>
              <table:table-cell office:value-type="string">
                <text:p>+ low pas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  <table:table-cell office:value-type="float" office:value="0.415190473421083">
                <text:p>0.415190473421083</text:p>
                <draw:g>
                  <svg:desc>Sheet1.C2:Sheet1.C102</svg:desc>
                </draw:g>
              </table:table-cell>
              <table:table-cell office:value-type="float" office:value="0.415190473421083">
                <text:p>0.415190473421083</text:p>
                <draw:g>
                  <svg:desc>Sheet1.D2:Sheet1.D102</svg:desc>
                </draw:g>
              </table:table-cell>
              <table:table-cell office:value-type="float" office:value="0.415190473421083">
                <text:p>0.415190473421083</text:p>
                <draw:g>
                  <svg:desc>Sheet1.E2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25508250835584">
                <text:p>0.625508250835584</text:p>
              </table:table-cell>
              <table:table-cell office:value-type="float" office:value="0.500406600668467">
                <text:p>0.500406600668467</text:p>
              </table:table-cell>
              <table:table-cell office:value-type="float" office:value="0.18311941481791">
                <text:p>0.18311941481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95717260491981">
                <text:p>0.995717260491981</text:p>
              </table:table-cell>
              <table:table-cell office:value-type="float" office:value="0.696492488259892">
                <text:p>0.696492488259892</text:p>
              </table:table-cell>
              <table:table-cell office:value-type="float" office:value="0.17592238061556">
                <text:p>0.17592238061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344784587485295">
                <text:p>0.344784587485295</text:p>
              </table:table-cell>
              <table:table-cell office:value-type="float" office:value="0.0364478522025642">
                <text:p>0.0364478522025642</text:p>
              </table:table-cell>
              <table:table-cell office:value-type="float" office:value="0.0424740465636249">
                <text:p>0.0424740465636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18740555833515">
                <text:p>0.918740555833515</text:p>
              </table:table-cell>
              <table:table-cell office:value-type="float" office:value="0.488323056440628">
                <text:p>0.488323056440628</text:p>
              </table:table-cell>
              <table:table-cell office:value-type="float" office:value="0.106159420600851">
                <text:p>0.106159420600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64192390276906">
                <text:p>0.564192390276906</text:p>
              </table:table-cell>
              <table:table-cell office:value-type="float" office:value="0.107019912707214">
                <text:p>0.107019912707214</text:p>
              </table:table-cell>
              <table:table-cell office:value-type="float" office:value="0.042635866661613">
                <text:p>0.042635866661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1.32754742719876">
                <text:p>1.32754742719876</text:p>
              </table:table-cell>
              <table:table-cell office:value-type="float" office:value="0.696299959703256">
                <text:p>0.696299959703256</text:p>
              </table:table-cell>
              <table:table-cell office:value-type="float" office:value="0.147787165272974">
                <text:p>0.147787165272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49072026181985">
                <text:p>0.949072026181985</text:p>
              </table:table-cell>
              <table:table-cell office:value-type="float" office:value="0.254259646949184">
                <text:p>0.254259646949184</text:p>
              </table:table-cell>
              <table:table-cell office:value-type="float" office:value="0.0804093624444316">
                <text:p>0.0804093624444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702072569414666">
                <text:p>0.702072569414666</text:p>
              </table:table-cell>
              <table:table-cell office:value-type="float" office:value="0.00580815214549197">
                <text:p>0.00580815214549197</text:p>
              </table:table-cell>
              <table:table-cell office:value-type="float" office:value="0.0172435029179847">
                <text:p>0.0172435029179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015757618291">
                <text:p>0.6015757618291</text:p>
              </table:table-cell>
              <table:table-cell office:value-type="float" office:value="-0.0757509243520593">
                <text:p>-0.0757509243520593</text:p>
              </table:table-cell>
              <table:table-cell office:value-type="float" office:value="-0.0117014842868149">
                <text:p>-0.011701484286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397840117315028">
                <text:p>-0.397840117315028</text:p>
              </table:table-cell>
              <table:table-cell office:value-type="float" office:value="-0.86013344279695">
                <text:p>-0.86013344279695</text:p>
              </table:table-cell>
              <table:table-cell office:value-type="float" office:value="-0.174366985416753">
                <text:p>-0.174366985416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512004387263083">
                <text:p>-0.512004387263083</text:p>
              </table:table-cell>
              <table:table-cell office:value-type="float" office:value="-0.779438170196003">
                <text:p>-0.779438170196003</text:p>
              </table:table-cell>
              <table:table-cell office:value-type="float" office:value="-0.190761031122551">
                <text:p>-0.19076103112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127060386187612">
                <text:p>-0.127060386187612</text:p>
              </table:table-cell>
              <table:table-cell office:value-type="float" office:value="-0.315595335296426">
                <text:p>-0.315595335296426</text:p>
              </table:table-cell>
              <table:table-cell office:value-type="float" office:value="-0.101271273283796">
                <text:p>-0.101271273283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1.24528491710743">
                <text:p>-1.24528491710743</text:p>
              </table:table-cell>
              <table:table-cell office:value-type="float" office:value="-1.14705589297299">
                <text:p>-1.14705589297299</text:p>
              </table:table-cell>
              <table:table-cell office:value-type="float" office:value="-0.249665433251358">
                <text:p>-0.249665433251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615442435297895">
                <text:p>-0.615442435297895</text:p>
              </table:table-cell>
              <table:table-cell office:value-type="float" office:value="-0.413770728930768">
                <text:p>-0.413770728930768</text:p>
              </table:table-cell>
              <table:table-cell office:value-type="float" office:value="-0.132687232436425">
                <text:p>-0.132687232436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1.19629698666252">
                <text:p>-1.19629698666252</text:p>
              </table:table-cell>
              <table:table-cell office:value-type="float" office:value="-0.795700224236315">
                <text:p>-0.795700224236315</text:p>
              </table:table-cell>
              <table:table-cell office:value-type="float" office:value="-0.185677491334548">
                <text:p>-0.185677491334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810222236580106">
                <text:p>-0.810222236580106</text:p>
              </table:table-cell>
              <table:table-cell office:value-type="float" office:value="-0.327700379323121">
                <text:p>-0.327700379323121</text:p>
              </table:table-cell>
              <table:table-cell office:value-type="float" office:value="-0.102675574131534">
                <text:p>-0.102675574131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90324221721069">
                <text:p>-0.990324221721069</text:p>
              </table:table-cell>
              <table:table-cell office:value-type="float" office:value="-0.406241891571267">
                <text:p>-0.406241891571267</text:p>
              </table:table-cell>
              <table:table-cell office:value-type="float" office:value="-0.10178349314056">
                <text:p>-0.10178349314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61810112508282">
                <text:p>-0.861810112508282</text:p>
              </table:table-cell>
              <table:table-cell office:value-type="float" office:value="-0.222182225886785">
                <text:p>-0.222182225886785</text:p>
              </table:table-cell>
              <table:table-cell office:value-type="float" office:value="-0.0647931438054689">
                <text:p>-0.0647931438054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94444003659534">
                <text:p>-0.594444003659534</text:p>
              </table:table-cell>
              <table:table-cell office:value-type="float" office:value="0.0361471063695713">
                <text:p>0.0361471063695713</text:p>
              </table:table-cell>
              <table:table-cell office:value-type="float" office:value="-0.00572920748717953">
                <text:p>-0.00572920748717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0.499073428687382">
                <text:p>-0.499073428687382</text:p>
              </table:table-cell>
              <table:table-cell office:value-type="float" office:value="0.105214145073378">
                <text:p>0.105214145073378</text:p>
              </table:table-cell>
              <table:table-cell office:value-type="float" office:value="0.0198969875172397">
                <text:p>0.0198969875172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0152787121364316">
                <text:p>-0.0152787121364316</text:p>
              </table:table-cell>
              <table:table-cell office:value-type="float" office:value="0.471207089299463">
                <text:p>0.471207089299463</text:p>
              </table:table-cell>
              <table:table-cell office:value-type="float" office:value="0.0982208153633406">
                <text:p>0.0982208153633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0.330068304873626">
                <text:p>0.330068304873626</text:p>
              </table:table-cell>
              <table:table-cell office:value-type="float" office:value="0.653243285047616">
                <text:p>0.653243285047616</text:p>
              </table:table-cell>
              <table:table-cell office:value-type="float" office:value="0.150292820082191">
                <text:p>0.150292820082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1.28001936134664">
                <text:p>1.28001936134664</text:p>
              </table:table-cell>
              <table:table-cell office:value-type="float" office:value="1.2825554732165">
                <text:p>1.2825554732165</text:p>
              </table:table-cell>
              <table:table-cell office:value-type="float" office:value="0.286569658659739">
                <text:p>0.286569658659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488782938750232">
                <text:p>0.488782938750232</text:p>
              </table:table-cell>
              <table:table-cell office:value-type="float" office:value="0.393055240496077">
                <text:p>0.393055240496077</text:p>
              </table:table-cell>
              <table:table-cell office:value-type="float" office:value="0.135924979831163">
                <text:p>0.135924979831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55079645963515">
                <text:p>0.55079645963515</text:p>
              </table:table-cell>
              <table:table-cell office:value-type="float" office:value="0.364055009104797">
                <text:p>0.364055009104797</text:p>
              </table:table-cell>
              <table:table-cell office:value-type="float" office:value="0.099995997787192">
                <text:p>0.099995997787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494361240897834">
                <text:p>0.494361240897834</text:p>
              </table:table-cell>
              <table:table-cell office:value-type="float" office:value="0.246095832293984">
                <text:p>0.246095832293984</text:p>
              </table:table-cell>
              <table:table-cell office:value-type="float" office:value="0.0692183660162352">
                <text:p>0.0692183660162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79116991846038">
                <text:p>0.79116991846038</text:p>
              </table:table-cell>
              <table:table-cell office:value-type="float" office:value="0.434323607885224">
                <text:p>0.434323607885224</text:p>
              </table:table-cell>
              <table:table-cell office:value-type="float" office:value="0.100708394780292">
                <text:p>0.100708394780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294819551846818">
                <text:p>0.294819551846818</text:p>
              </table:table-cell>
              <table:table-cell office:value-type="float" office:value="-0.0496214069826705">
                <text:p>-0.0496214069826705</text:p>
              </table:table-cell>
              <table:table-cell office:value-type="float" office:value="0.0102173975595243">
                <text:p>0.01021739755952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0408870048721359">
                <text:p>0.0408870048721359</text:p>
              </table:table-cell>
              <table:table-cell office:value-type="float" office:value="-0.242843163165882">
                <text:p>-0.242843163165882</text:p>
              </table:table-cell>
              <table:table-cell office:value-type="float" office:value="-0.0465251531212715">
                <text:p>-0.0465251531212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0.466599560111444">
                <text:p>-0.466599560111444</text:p>
              </table:table-cell>
              <table:table-cell office:value-type="float" office:value="-0.60026378251957">
                <text:p>-0.60026378251957</text:p>
              </table:table-cell>
              <table:table-cell office:value-type="float" office:value="-0.129357787128168">
                <text:p>-0.129357787128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20962757034695">
                <text:p>-0.620962757034695</text:p>
              </table:table-cell>
              <table:table-cell office:value-type="float" office:value="-0.603701583554257">
                <text:p>-0.603701583554257</text:p>
              </table:table-cell>
              <table:table-cell office:value-type="float" office:value="-0.146611874136485">
                <text:p>-0.146611874136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661864724175195">
                <text:p>-0.661864724175195</text:p>
              </table:table-cell>
              <table:table-cell office:value-type="float" office:value="-0.515682840555805">
                <text:p>-0.515682840555805</text:p>
              </table:table-cell>
              <table:table-cell office:value-type="float" office:value="-0.132458942938458">
                <text:p>-0.132458942938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348949360374182">
                <text:p>-0.348949360374182</text:p>
              </table:table-cell>
              <table:table-cell office:value-type="float" office:value="-0.162213981403834">
                <text:p>-0.162213981403834</text:p>
              </table:table-cell>
              <table:table-cell office:value-type="float" office:value="-0.0589345848684584">
                <text:p>-0.0589345848684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1.14146693612882">
                <text:p>-1.14146693612882</text:p>
              </table:table-cell>
              <table:table-cell office:value-type="float" office:value="-0.763785245726779">
                <text:p>-0.763785245726779</text:p>
              </table:table-cell>
              <table:table-cell office:value-type="float" office:value="-0.164543966119048">
                <text:p>-0.164543966119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-1.49398199195072">
                <text:p>-1.49398199195072</text:p>
              </table:table-cell>
              <table:table-cell office:value-type="float" office:value="-0.893040241238943">
                <text:p>-0.893040241238943</text:p>
              </table:table-cell>
              <table:table-cell office:value-type="float" office:value="-0.211516841471598">
                <text:p>-0.211516841471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35082080813728">
                <text:p>-1.35082080813728</text:p>
              </table:table-cell>
              <table:table-cell office:value-type="float" office:value="-0.599903245940401">
                <text:p>-0.599903245940401</text:p>
              </table:table-cell>
              <table:table-cell office:value-type="float" office:value="-0.1622840174824">
                <text:p>-0.1622840174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71577612216387">
                <text:p>-0.971577612216387</text:p>
              </table:table-cell>
              <table:table-cell office:value-type="float" office:value="-0.176528040015606">
                <text:p>-0.176528040015606</text:p>
              </table:table-cell>
              <table:table-cell office:value-type="float" office:value="-0.0677624114996012">
                <text:p>-0.0677624114996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109760258285726">
                <text:p>-0.109760258285726</text:p>
              </table:table-cell>
              <table:table-cell office:value-type="float" office:value="0.548231451132043">
                <text:p>0.548231451132043</text:p>
              </table:table-cell>
              <table:table-cell office:value-type="float" office:value="0.0960938079264885">
                <text:p>0.0960938079264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359983742075844">
                <text:p>-0.359983742075844</text:p>
              </table:table-cell>
              <table:table-cell office:value-type="float" office:value="0.238406373873541">
                <text:p>0.238406373873541</text:p>
              </table:table-cell>
              <table:table-cell office:value-type="float" office:value="0.0669000363600058">
                <text:p>0.0669000363600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0.372602430266445">
                <text:p>0.372602430266445</text:p>
              </table:table-cell>
              <table:table-cell office:value-type="float" office:value="0.776794036972663">
                <text:p>0.776794036972663</text:p>
              </table:table-cell>
              <table:table-cell office:value-type="float" office:value="0.168738814666534">
                <text:p>0.168738814666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09016994374945">
                <text:p>0.309016994374945</text:p>
              </table:table-cell>
              <table:table-cell office:value-type="float" office:value="0.0574013394896016">
                <text:p>0.0574013394896016</text:p>
              </table:table-cell>
              <table:table-cell office:value-type="float" office:value="0.369274356956656">
                <text:p>0.369274356956656</text:p>
              </table:table-cell>
              <table:table-cell office:value-type="float" office:value="0.107602634324638">
                <text:p>0.107602634324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11106067360597">
                <text:p>0.11106067360597</text:p>
              </table:table-cell>
              <table:table-cell office:value-type="float" office:value="0.33834695285842">
                <text:p>0.33834695285842</text:p>
              </table:table-cell>
              <table:table-cell office:value-type="float" office:value="0.0891899174366116">
                <text:p>0.0891899174366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46810857303788">
                <text:p>0.846810857303788</text:p>
              </table:table-cell>
              <table:table-cell office:value-type="float" office:value="0.85927770924499">
                <text:p>0.85927770924499</text:p>
              </table:table-cell>
              <table:table-cell office:value-type="float" office:value="0.18969352533632">
                <text:p>0.18969352533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.21166952325643">
                <text:p>1.21166952325643</text:p>
              </table:table-cell>
              <table:table-cell office:value-type="float" office:value="0.979309100158108">
                <text:p>0.979309100158108</text:p>
              </table:table-cell>
              <table:table-cell office:value-type="float" office:value="0.233800525098886">
                <text:p>0.233800525098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588421460227224">
                <text:p>0.588421460227224</text:p>
              </table:table-cell>
              <table:table-cell office:value-type="float" office:value="0.28484882970312">
                <text:p>0.28484882970312</text:p>
              </table:table-cell>
              <table:table-cell office:value-type="float" office:value="0.103729870960401">
                <text:p>0.103729870960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1.11799131850476">
                <text:p>1.11799131850476</text:p>
              </table:table-cell>
              <table:table-cell office:value-type="float" office:value="0.651534950384523">
                <text:p>0.651534950384523</text:p>
              </table:table-cell>
              <table:table-cell office:value-type="float" office:value="0.151052964268985">
                <text:p>0.151052964268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766475013224309">
                <text:p>0.766475013224309</text:p>
              </table:table-cell>
              <table:table-cell office:value-type="float" office:value="0.240014916083259">
                <text:p>0.240014916083259</text:p>
              </table:table-cell>
              <table:table-cell office:value-type="float" office:value="0.0782135760704487">
                <text:p>0.0782135760704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222137511497675">
                <text:p>0.222137511497675</text:p>
              </table:table-cell>
              <table:table-cell office:value-type="float" office:value="-0.2434580685147">
                <text:p>-0.2434580685147</text:p>
              </table:table-cell>
              <table:table-cell office:value-type="float" office:value="-0.0330488984888502">
                <text:p>-0.0330488984888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0224584886502571">
                <text:p>0.0224584886502571</text:p>
              </table:table-cell>
              <table:table-cell office:value-type="float" office:value="-0.354509673089694">
                <text:p>-0.354509673089694</text:p>
              </table:table-cell>
              <table:table-cell office:value-type="float" office:value="-0.0775117143157089">
                <text:p>-0.0775117143157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0.0284069218647291">
                <text:p>0.0284069218647291</text:p>
              </table:table-cell>
              <table:table-cell office:value-type="float" office:value="-0.278848991900178">
                <text:p>-0.278848991900178</text:p>
              </table:table-cell>
              <table:table-cell office:value-type="float" office:value="-0.0712721412431774">
                <text:p>-0.07127214124317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309016994374945">
                <text:p>-0.309016994374945</text:p>
              </table:table-cell>
              <table:table-cell office:value-type="float" office:value="-0.496806121947635">
                <text:p>-0.496806121947635</text:p>
              </table:table-cell>
              <table:table-cell office:value-type="float" office:value="-0.643249628570034">
                <text:p>-0.643249628570034</text:p>
              </table:table-cell>
              <table:table-cell office:value-type="float" office:value="-0.142904353962642">
                <text:p>-0.142904353962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1.07765044341367">
                <text:p>-1.07765044341367</text:p>
              </table:table-cell>
              <table:table-cell office:value-type="float" office:value="-0.979275160028854">
                <text:p>-0.979275160028854</text:p>
              </table:table-cell>
              <table:table-cell office:value-type="float" office:value="-0.224435902798299">
                <text:p>-0.224435902798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683988961421538">
                <text:p>-0.683988961421538</text:p>
              </table:table-cell>
              <table:table-cell office:value-type="float" office:value="-0.468490942429379">
                <text:p>-0.468490942429379</text:p>
              </table:table-cell>
              <table:table-cell office:value-type="float" office:value="-0.138585369045536">
                <text:p>-0.138585369045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1.04803707769638">
                <text:p>-1.04803707769638</text:p>
              </table:table-cell>
              <table:table-cell office:value-type="float" office:value="-0.666031246963372">
                <text:p>-0.666031246963372</text:p>
              </table:table-cell>
              <table:table-cell office:value-type="float" office:value="-0.160923323201782">
                <text:p>-0.160923323201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-0.576603035508143">
                <text:p>-0.576603035508143</text:p>
              </table:table-cell>
              <table:table-cell office:value-type="float" office:value="-0.155677763820112">
                <text:p>-0.155677763820112</text:p>
              </table:table-cell>
              <table:table-cell office:value-type="float" office:value="-0.0633202174043787">
                <text:p>-0.0633202174043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07194764402329">
                <text:p>-1.07194764402329</text:p>
              </table:table-cell>
              <table:table-cell office:value-type="float" office:value="-0.520817897868206">
                <text:p>-0.520817897868206</text:p>
              </table:table-cell>
              <table:table-cell office:value-type="float" office:value="-0.116827623054517">
                <text:p>-0.116827623054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709358445802394">
                <text:p>-0.709358445802394</text:p>
              </table:table-cell>
              <table:table-cell office:value-type="float" office:value="-0.12658295971785">
                <text:p>-0.12658295971785</text:p>
              </table:table-cell>
              <table:table-cell office:value-type="float" office:value="-0.0486821165544733">
                <text:p>-0.0486821165544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327534550894757">
                <text:p>-0.327534550894757</text:p>
              </table:table-cell>
              <table:table-cell office:value-type="float" office:value="0.20419274815183">
                <text:p>0.20419274815183</text:p>
              </table:table-cell>
              <table:table-cell office:value-type="float" office:value="0.0311021263194713">
                <text:p>0.0311021263194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30901699437495">
                <text:p>-0.30901699437495</text:p>
              </table:table-cell>
              <table:table-cell office:value-type="float" office:value="-0.526592397182806">
                <text:p>-0.526592397182806</text:p>
              </table:table-cell>
              <table:table-cell office:value-type="float" office:value="0.00410792149102521">
                <text:p>0.00410792149102521</text:p>
              </table:table-cell>
              <table:table-cell office:value-type="float" office:value="0.0070420095620993">
                <text:p>0.0070420095620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0.208340915756018">
                <text:p>-0.208340915756018</text:p>
              </table:table-cell>
              <table:table-cell office:value-type="float" office:value="0.25788752233425">
                <text:p>0.25788752233425</text:p>
              </table:table-cell>
              <table:table-cell office:value-type="float" office:value="0.0529859063792699">
                <text:p>0.0529859063792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0894872327262961">
                <text:p>0.0894872327262961</text:p>
              </table:table-cell>
              <table:table-cell office:value-type="float" office:value="0.444572536653251">
                <text:p>0.444572536653251</text:p>
              </table:table-cell>
              <table:table-cell office:value-type="float" office:value="0.0995116886065043">
                <text:p>0.0995116886065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.00222214793341">
                <text:p>1.00222214793341</text:p>
              </table:table-cell>
              <table:table-cell office:value-type="float" office:value="1.08584596148829">
                <text:p>1.08584596148829</text:p>
              </table:table-cell>
              <table:table-cell office:value-type="float" office:value="0.23707153001896">
                <text:p>0.23707153001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1.02232178440361">
                <text:p>1.02232178440361</text:p>
              </table:table-cell>
              <table:table-cell office:value-type="float" office:value="0.884756478366793">
                <text:p>0.884756478366793</text:p>
              </table:table-cell>
              <table:table-cell office:value-type="float" office:value="0.224365601677151">
                <text:p>0.224365601677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.15679832253926">
                <text:p>1.15679832253926</text:p>
              </table:table-cell>
              <table:table-cell office:value-type="float" office:value="0.815386413201957">
                <text:p>0.815386413201957</text:p>
              </table:table-cell>
              <table:table-cell office:value-type="float" office:value="0.207950402975822">
                <text:p>0.2079504029758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.40511539903113">
                <text:p>1.40511539903113</text:p>
              </table:table-cell>
              <table:table-cell office:value-type="float" office:value="0.850962791755059">
                <text:p>0.850962791755059</text:p>
              </table:table-cell>
              <table:table-cell office:value-type="float" office:value="0.211782638946176">
                <text:p>0.211782638946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14247972821949">
                <text:p>0.514247972821949</text:p>
              </table:table-cell>
              <table:table-cell office:value-type="float" office:value="-0.0319237075632971">
                <text:p>-0.0319237075632971</text:p>
              </table:table-cell>
              <table:table-cell office:value-type="float" office:value="0.0359717862765758">
                <text:p>0.035971786276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809016994374949">
                <text:p>0.809016994374949</text:p>
              </table:table-cell>
              <table:table-cell office:value-type="float" office:value="0.430268800385593">
                <text:p>0.430268800385593</text:p>
              </table:table-cell>
              <table:table-cell office:value-type="float" office:value="-0.0927223039997224">
                <text:p>-0.0927223039997224</text:p>
              </table:table-cell>
              <table:table-cell office:value-type="float" office:value="-0.0113501035446293">
                <text:p>-0.0113501035446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806924092474731">
                <text:p>0.806924092474731</text:p>
              </table:table-cell>
              <table:table-cell office:value-type="float" office:value="0.227146390471532">
                <text:p>0.227146390471532</text:p>
              </table:table-cell>
              <table:table-cell office:value-type="float" office:value="0.0431592573853806">
                <text:p>0.0431592573853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0842073986946948">
                <text:p>0.0842073986946948</text:p>
              </table:table-cell>
              <table:table-cell office:value-type="float" office:value="-0.396456242646803">
                <text:p>-0.396456242646803</text:p>
              </table:table-cell>
              <table:table-cell office:value-type="float" office:value="-0.0706593970522845">
                <text:p>-0.0706593970522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-0.274325500515214">
                <text:p>-0.274325500515214</text:p>
              </table:table-cell>
              <table:table-cell office:value-type="float" office:value="-0.60399131348537">
                <text:p>-0.60399131348537</text:p>
              </table:table-cell>
              <table:table-cell office:value-type="float" office:value="-0.134930142107531">
                <text:p>-0.134930142107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0924818737044412">
                <text:p>0.0924818737044412</text:p>
              </table:table-cell>
              <table:table-cell office:value-type="float" office:value="-0.189747151412572">
                <text:p>-0.189747151412572</text:p>
              </table:table-cell>
              <table:table-cell office:value-type="float" office:value="-0.0649354587040205">
                <text:p>-0.0649354587040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04802911084207">
                <text:p>-0.904802911084207</text:p>
              </table:table-cell>
              <table:table-cell office:value-type="float" office:value="-0.949625548960976">
                <text:p>-0.949625548960976</text:p>
              </table:table-cell>
              <table:table-cell office:value-type="float" office:value="-0.202912201532999">
                <text:p>-0.202912201532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809016994374946">
                <text:p>-0.809016994374946</text:p>
              </table:table-cell>
              <table:table-cell office:value-type="float" office:value="-0.444359953208489">
                <text:p>-0.444359953208489</text:p>
              </table:table-cell>
              <table:table-cell office:value-type="float" office:value="-0.391346072868206">
                <text:p>-0.391346072868206</text:p>
              </table:table-cell>
              <table:table-cell office:value-type="float" office:value="-0.118851654880241">
                <text:p>-0.118851654880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1.39559375248513">
                <text:p>-1.39559375248513</text:p>
              </table:table-cell>
              <table:table-cell office:value-type="float" office:value="-1.07406389771588">
                <text:p>-1.07406389771588</text:p>
              </table:table-cell>
              <table:table-cell office:value-type="float" office:value="-0.238583110519224">
                <text:p>-0.238583110519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-0.638000397334927">
                <text:p>-0.638000397334927</text:p>
              </table:table-cell>
              <table:table-cell office:value-type="float" office:value="-0.25317643405254">
                <text:p>-0.25317643405254</text:p>
              </table:table-cell>
              <table:table-cell office:value-type="float" office:value="-0.0983519089143528">
                <text:p>-0.09835190891435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3230296601103">
                <text:p>-0.93230296601103</text:p>
              </table:table-cell>
              <table:table-cell office:value-type="float" office:value="-0.437983202182914">
                <text:p>-0.437983202182914</text:p>
              </table:table-cell>
              <table:table-cell office:value-type="float" office:value="-0.107267022219453">
                <text:p>-0.1072670222194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681932937342807">
                <text:p>-0.681932937342807</text:p>
              </table:table-cell>
              <table:table-cell office:value-type="float" office:value="-0.150090538811753">
                <text:p>-0.150090538811753</text:p>
              </table:table-cell>
              <table:table-cell office:value-type="float" office:value="-0.0514715122062413">
                <text:p>-0.0514715122062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203612341362798">
                <text:p>-0.203612341362798</text:p>
              </table:table-cell>
              <table:table-cell office:value-type="float" office:value="0.262584045734605">
                <text:p>0.262584045734605</text:p>
              </table:table-cell>
              <table:table-cell office:value-type="float" office:value="0.0422225067056727">
                <text:p>0.0422225067056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599371107447852">
                <text:p>-0.599371107447852</text:p>
              </table:table-cell>
              <table:table-cell office:value-type="float" office:value="-0.10653977628036">
                <text:p>-0.10653977628036</text:p>
              </table:table-cell>
              <table:table-cell office:value-type="float" office:value="-0.0128634539149374">
                <text:p>-0.01286345391493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9.79717439317883E-016">
                <text:p>-9.79717439317883E-016</text:p>
              </table:table-cell>
              <table:table-cell office:value-type="float" office:value="-0.0263921798074572">
                <text:p>-0.0263921798074572</text:p>
              </table:table-cell>
              <table:table-cell office:value-type="float" office:value="0.373151321088028">
                <text:p>0.373151321088028</text:p>
              </table:table-cell>
              <table:table-cell office:value-type="float" office:value="0.0720575734346182">
                <text:p>0.0720575734346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09016994374945">
                <text:p>0.309016994374945</text:p>
              </table:table-cell>
              <table:table-cell office:value-type="float" office:value="-0.0910213629057127">
                <text:p>-0.0910213629057127</text:p>
              </table:table-cell>
              <table:table-cell office:value-type="float" office:value="0.246817710391818">
                <text:p>0.246817710391818</text:p>
              </table:table-cell>
              <table:table-cell office:value-type="float" office:value="0.0637750567652873">
                <text:p>0.0637750567652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87785252292469">
                <text:p>0.587785252292469</text:p>
              </table:table-cell>
              <table:table-cell office:value-type="float" office:value="0.223363256174613">
                <text:p>0.223363256174613</text:p>
              </table:table-cell>
              <table:table-cell office:value-type="float" office:value="0.448961863577716">
                <text:p>0.448961863577716</text:p>
              </table:table-cell>
              <table:table-cell office:value-type="float" office:value="0.102547384068601">
                <text:p>0.1025473840686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421278067420272">
                <text:p>0.421278067420272</text:p>
              </table:table-cell>
              <table:table-cell office:value-type="float" office:value="0.517501339858699">
                <text:p>0.517501339858699</text:p>
              </table:table-cell>
              <table:table-cell office:value-type="float" office:value="0.12400974478546">
                <text:p>0.124009744785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25092528234563">
                <text:p>0.925092528234563</text:p>
              </table:table-cell>
              <table:table-cell office:value-type="float" office:value="0.817052640538392">
                <text:p>0.817052640538392</text:p>
              </table:table-cell>
              <table:table-cell office:value-type="float" office:value="0.18821247706477">
                <text:p>0.18821247706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584062928561616">
                <text:p>0.584062928561616</text:p>
              </table:table-cell>
              <table:table-cell office:value-type="float" office:value="0.380818432692356">
                <text:p>0.380818432692356</text:p>
              </table:table-cell>
              <table:table-cell office:value-type="float" office:value="0.113806181951425">
                <text:p>0.1138061819514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805361650670299">
                <text:p>0.805361650670299</text:p>
              </table:table-cell>
              <table:table-cell office:value-type="float" office:value="0.481693723840831">
                <text:p>0.481693723840831</text:p>
              </table:table-cell>
              <table:table-cell office:value-type="float" office:value="0.119099981158451">
                <text:p>0.1190999811584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809016994374949">
                <text:p>0.809016994374949</text:p>
              </table:table-cell>
              <table:table-cell office:value-type="float" office:value="0.583657949405533">
                <text:p>0.583657949405533</text:p>
              </table:table-cell>
              <table:table-cell office:value-type="float" office:value="0.207992018060852">
                <text:p>0.207992018060852</text:p>
              </table:table-cell>
              <table:table-cell office:value-type="float" office:value="0.0654183998438606">
                <text:p>0.06541839984386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65338292748276">
                <text:p>0.65338292748276</text:p>
              </table:table-cell>
              <table:table-cell office:value-type="float" office:value="0.222173596910463">
                <text:p>0.222173596910463</text:p>
              </table:table-cell>
              <table:table-cell office:value-type="float" office:value="0.0575183993508648">
                <text:p>0.0575183993508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391433276047249">
                <text:p>0.391433276047249</text:p>
              </table:table-cell>
              <table:table-cell office:value-type="float" office:value="-0.0318208436200382">
                <text:p>-0.0318208436200382</text:p>
              </table:table-cell>
              <table:table-cell office:value-type="float" office:value="0.00513951114616532">
                <text:p>0.00513951114616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10218211923262E-015">
                <text:p>1.10218211923262E-015</text:p>
              </table:table-cell>
              <table:table-cell office:value-type="float" office:value="0.339565647784308">
                <text:p>0.339565647784308</text:p>
              </table:table-cell>
              <table:table-cell office:value-type="float" office:value="-0.0669507775063833">
                <text:p>-0.0669507775063833</text:p>
              </table:table-cell>
              <table:table-cell office:value-type="float" office:value="-0.0123622532720436">
                <text:p>-0.0123622532720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309016994374945">
                <text:p>-0.309016994374945</text:p>
              </table:table-cell>
              <table:table-cell office:value-type="float" office:value="0.00406593093451874">
                <text:p>0.00406593093451874</text:p>
              </table:table-cell>
              <table:table-cell office:value-type="float" office:value="-0.321960395484938">
                <text:p>-0.321960395484938</text:p>
              </table:table-cell>
              <table:table-cell office:value-type="float" office:value="-0.0668645297513963">
                <text:p>-0.0668645297513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587785252292472">
                <text:p>-0.587785252292472</text:p>
              </table:table-cell>
              <table:table-cell office:value-type="float" office:value="-1.02312144757485">
                <text:p>-1.02312144757485</text:p>
              </table:table-cell>
              <table:table-cell office:value-type="float" office:value="-1.07931821919544">
                <text:p>-1.07931821919544</text:p>
              </table:table-cell>
              <table:table-cell office:value-type="float" office:value="-0.229236549789368">
                <text:p>-0.229236549789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809016994374946">
                <text:p>-0.809016994374946</text:p>
              </table:table-cell>
              <table:table-cell office:value-type="float" office:value="-1.14310792494849">
                <text:p>-1.14310792494849</text:p>
              </table:table-cell>
              <table:table-cell office:value-type="float" office:value="-0.959443757255269">
                <text:p>-0.959443757255269</text:p>
              </table:table-cell>
              <table:table-cell office:value-type="float" office:value="-0.237736061408927">
                <text:p>-0.2377360614089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44636402558064">
                <text:p>-1.44636402558064</text:p>
              </table:table-cell>
              <table:table-cell office:value-type="float" office:value="-1.01015988630993">
                <text:p>-1.01015988630993</text:p>
              </table:table-cell>
              <table:table-cell office:value-type="float" office:value="-0.249579189543772">
                <text:p>-0.249579189543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-1.02373317910163">
                <text:p>-1.02373317910163</text:p>
              </table:table-cell>
              <table:table-cell office:value-type="float" office:value="-0.470023231864738">
                <text:p>-0.470023231864738</text:p>
              </table:table-cell>
              <table:table-cell office:value-type="float" office:value="-0.143920484281702">
                <text:p>-0.143920484281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98869144060139">
                <text:p>-0.998869144060139</text:p>
              </table:table-cell>
              <table:table-cell office:value-type="float" office:value="-0.3561273574586">
                <text:p>-0.3561273574586</text:p>
              </table:table-cell>
              <table:table-cell office:value-type="float" office:value="-0.10000956834806">
                <text:p>-0.100009568348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832945960102675">
                <text:p>-0.832945960102675</text:p>
              </table:table-cell>
              <table:table-cell office:value-type="float" office:value="-0.152163338800908">
                <text:p>-0.152163338800908</text:p>
              </table:table-cell>
              <table:table-cell office:value-type="float" office:value="-0.0504345814297938">
                <text:p>-0.0504345814297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587785252292477">
                <text:p>-0.587785252292477</text:p>
              </table:table-cell>
              <table:table-cell office:value-type="float" office:value="-0.662890842592494">
                <text:p>-0.662890842592494</text:p>
              </table:table-cell>
              <table:table-cell office:value-type="float" office:value="0.0143134229674181">
                <text:p>0.0143134229674181</text:p>
              </table:table-cell>
              <table:table-cell office:value-type="float" office:value="-0.00722423169247513">
                <text:p>-0.007224231692475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323369000485642">
                <text:p>-0.323369000485642</text:p>
              </table:table-cell>
              <table:table-cell office:value-type="float" office:value="0.283068212059416">
                <text:p>0.283068212059416</text:p>
              </table:table-cell>
              <table:table-cell office:value-type="float" office:value="0.0551687960733882">
                <text:p>0.0551687960733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22464679914735E-015">
                <text:p>-1.22464679914735E-015</text:p>
              </table:table-cell>
              <table:table-cell office:value-type="float" office:value="-0.111590992638021">
                <text:p>-0.111590992638021</text:p>
              </table:table-cell>
              <table:table-cell office:value-type="float" office:value="0.395876975925629">
                <text:p>0.395876975925629</text:p>
              </table:table-cell>
              <table:table-cell office:value-type="float" office:value="0.0902091543998035">
                <text:p>0.0902091543998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